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2" style:family="graphic" style:parent-style-name="objectwithoutfill">
      <style:graphic-properties svg:stroke-color="#cc0000" draw:fill="none" draw:textarea-vertical-align="middle"/>
    </style:style>
    <style:style style:name="gr43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4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objectwithoutfill">
      <style:graphic-properties draw:fill="none" draw:textarea-horizontal-align="center" draw:textarea-vertical-align="middle"/>
    </style:style>
    <style:style style:name="gr52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3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4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5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6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5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4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66" style:family="graphic" style:parent-style-name="objectwithoutfill">
      <style:graphic-properties svg:stroke-color="#009900" draw:fill="none" draw:textarea-vertical-align="middle"/>
    </style:style>
    <style:style style:name="gr67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6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0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1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2" style:family="graphic" style:parent-style-name="objectwithoutfill">
      <style:graphic-properties svg:stroke-color="#cc0000" draw:marker-end="Small_20_Arrow" draw:fill="none" draw:textarea-vertical-align="middle"/>
    </style:style>
    <style:style style:name="gr7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74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6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8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80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8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88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9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93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94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-color="#ffffff"/>
      <style:paragraph-properties fo:text-align="center"/>
      <style:text-properties fo:color="#000066"/>
    </style:style>
    <style:style style:name="P16" style:family="paragraph">
      <loext:graphic-properties draw:fill="none" draw:fill-color="#ffffff"/>
      <style:text-properties fo:color="#000066" fo:font-size="18pt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/>
    </style:style>
    <style:style style:name="P20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2" style:family="paragraph">
      <loext:graphic-properties draw:fill-color="#ffffff"/>
      <style:paragraph-properties fo:text-align="center"/>
      <style:text-properties fo:color="#000000"/>
    </style:style>
    <style:style style:name="P23" style:family="paragraph">
      <loext:graphic-properties draw:fill="none" draw:fill-color="#ffffff"/>
      <style:text-properties fo:color="#0000cc" fo:font-size="18pt"/>
    </style:style>
    <style:style style:name="P24" style:family="paragraph">
      <loext:graphic-properties draw:fill="solid" draw:fill-color="#ffffff"/>
      <style:paragraph-properties fo:text-align="center"/>
      <style:text-properties fo:color="#000000"/>
    </style:style>
    <style:style style:name="P25" style:family="paragraph">
      <loext:graphic-properties draw:fill-color="#ffffff" draw:opacity="0%"/>
      <style:paragraph-properties fo:text-align="center"/>
      <style:text-properties fo:color="#0000cc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0" style:family="paragraph">
      <loext:graphic-properties draw:fill-color="#000000" draw:opacity="100%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and 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and 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1 (har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2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3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2" draw:text-style-name="P2" draw:layer="layout" svg:x1="5.264cm" svg:y1="6.319cm" svg:x2="6.287cm" svg:y2="6.319cm">
          <text:p/>
        </draw:line>
        <draw:line draw:style-name="gr42" draw:text-style-name="P2" draw:layer="layout" svg:x1="5.264cm" svg:y1="6.399cm" svg:x2="6.285cm" svg:y2="6.399cm">
          <text:p/>
        </draw:line>
        <draw:frame draw:style-name="gr46" draw:text-style-name="P1" draw:layer="layout" svg:width="7.449cm" svg:height="0.962cm" svg:x="18.8cm" svg:y="4.5cm">
          <draw:text-box>
            <text:p><text:span text:style-name="T6">Insertion case01 (hard)</text:span></text:p>
          </draw:text-box>
        </draw:frame>
        <draw:frame draw:style-name="gr29" draw:text-style-name="P10" draw:layer="layout" svg:width="1.205cm" svg:height="0.962cm" svg:x="26.25cm" svg:y="4.5cm">
          <draw:text-box>
            <text:p><text:span text:style-name="T8">01</text:span></text:p>
          </draw:text-box>
        </draw:fram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2 (har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7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line draw:style-name="gr51" draw:text-style-name="P2" draw:layer="layout" svg:x1="8.502cm" svg:y1="9.995cm" svg:x2="8.502cm" svg:y2="9.995cm">
          <text:p/>
        </draw:line>
        <draw:frame draw:style-name="gr44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2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3" draw:text-style-name="P2" draw:layer="layout" svg:x1="10.001cm" svg:y1="6.501cm" svg:x2="12.001cm" svg:y2="6.501cm">
          <text:p/>
        </draw:line>
        <draw:line draw:style-name="gr53" draw:text-style-name="P2" draw:layer="layout" svg:x1="13.001cm" svg:y1="8.501cm" svg:x2="11.001cm" svg:y2="8.501cm">
          <text:p/>
        </draw:line>
        <draw:path draw:style-name="gr54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5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56" draw:text-style-name="P2" draw:layer="layout" svg:x1="12.673cm" svg:y1="6.172cm" svg:x2="12.173cm" svg:y2="6.585cm">
            <text:p/>
          </draw:line>
          <draw:line draw:style-name="gr56" draw:text-style-name="P2" draw:layer="layout" svg:x1="12.323cm" svg:y1="6.172cm" svg:x2="12.523cm" svg:y2="6.585cm">
            <text:p/>
          </draw:line>
        </draw:g>
        <draw:custom-shape draw:style-name="gr4" draw:text-style-name="P15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13.541cm" svg:height="0.962cm" svg:x="3cm" svg:y="4.532cm">
          <draw:text-box>
            <text:p><text:span text:style-name="T12">Ope. 0.</text:span><text:span text:style-name="T13"> 4 key-value paris are already inser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6" draw:text-style-name="P2" draw:layer="layout" svg:x1="7.832cm" svg:y1="8.422cm" svg:x2="7.332cm" svg:y2="8.835cm">
            <text:p/>
          </draw:line>
          <draw:line draw:style-name="gr56" draw:text-style-name="P2" draw:layer="layout" svg:x1="7.482cm" svg:y1="8.422cm" svg:x2="7.682cm" svg:y2="8.835cm">
            <text:p/>
          </draw:line>
        </draw:g>
        <draw:frame draw:style-name="gr41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5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2" draw:text-style-name="P2" draw:layer="layout" svg:x1="9.651cm" svg:y1="8.818cm" svg:x2="10.674cm" svg:y2="8.818cm">
          <text:p/>
        </draw:line>
        <draw:line draw:style-name="gr42" draw:text-style-name="P2" draw:layer="layout" svg:x1="9.651cm" svg:y1="8.898cm" svg:x2="10.672cm" svg:y2="8.898cm">
          <text:p/>
        </draw:line>
        <draw:frame draw:style-name="gr46" draw:text-style-name="P1" draw:layer="layout" svg:width="7.449cm" svg:height="0.962cm" svg:x="18.801cm" svg:y="3cm">
          <draw:text-box>
            <text:p><text:span text:style-name="T6">Insertion case02 (hard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8">02</text:span></text:p>
          </draw:text-box>
        </draw:fram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3 (har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2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5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13.541cm" svg:height="0.962cm" svg:x="3cm" svg:y="4.531cm">
          <draw:text-box>
            <text:p><text:span text:style-name="T12">Ope. 0.</text:span><text:span text:style-name="T13"> 2 key-value pairs are already inserted.</text:span></text:p>
          </draw:text-box>
        </draw:frame>
        <draw:line draw:style-name="gr52" draw:text-style-name="P2" draw:layer="layout" svg:x1="7.002cm" svg:y1="8.503cm" svg:x2="5.002cm" svg:y2="8.503cm">
          <text:p/>
        </draw:line>
        <draw:frame draw:style-name="gr44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1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1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2" draw:text-style-name="P2" draw:layer="layout" svg:x1="7cm" svg:y1="8.82cm" svg:x2="7.7cm" svg:y2="8.82cm">
          <text:p/>
        </draw:line>
        <draw:line draw:style-name="gr42" draw:text-style-name="P2" draw:layer="layout" svg:x1="7cm" svg:y1="8.9cm" svg:x2="7.7cm" svg:y2="8.9cm">
          <text:p/>
        </draw:line>
        <draw:frame draw:style-name="gr45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2" draw:text-style-name="P2" draw:layer="layout" svg:x1="11.264cm" svg:y1="6.318cm" svg:x2="12.287cm" svg:y2="6.318cm">
          <text:p/>
        </draw:line>
        <draw:line draw:style-name="gr42" draw:text-style-name="P2" draw:layer="layout" svg:x1="11.264cm" svg:y1="6.398cm" svg:x2="12.285cm" svg:y2="6.398cm">
          <text:p/>
        </draw:line>
        <draw:frame draw:style-name="gr46" draw:text-style-name="P1" draw:layer="layout" svg:width="7.449cm" svg:height="0.962cm" svg:x="18.801cm" svg:y="3cm">
          <draw:text-box>
            <text:p><text:span text:style-name="T6">Insertion case03 (hard)</text:span></text:p>
          </draw:text-box>
        </draw:frame>
        <draw:frame draw:style-name="gr29" draw:text-style-name="P10" draw:layer="layout" svg:width="1.205cm" svg:height="0.962cm" svg:x="26.251cm" svg:y="3cm">
          <draw:text-box>
            <text:p><text:span text:style-name="T8">03</text:span></text:p>
          </draw:text-box>
        </draw:fram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4 (har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7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5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6.276cm" svg:height="1.673cm" svg:x="3cm" svg:y="3.53cm">
          <draw:text-box>
            <text:p><text:span text:style-name="T13">3 key-value pairs</text:span></text:p>
            <text:p><text:span text:style-name="T13">are already inserted.</text:span></text:p>
          </draw:text-box>
        </draw:frame>
        <draw:frame draw:style-name="gr60" draw:text-style-name="P18" draw:layer="layout" svg:width="2.623cm" svg:height="0.962cm" svg:x="3cm" svg:y="2.731cm">
          <draw:text-box>
            <text:p><text:span text:style-name="T12">Ope. 0.</text:span></text:p>
          </draw:text-box>
        </draw:frame>
        <draw:custom-shape draw:style-name="gr61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2" draw:text-style-name="P2" draw:layer="layout" svg:x1="7.002cm" svg:y1="8.002cm" svg:x2="5.002cm" svg:y2="8.002cm">
          <text:p/>
        </draw:line>
        <draw:frame draw:style-name="gr62" draw:text-style-name="P10" draw:layer="layout" svg:width="5.574cm" svg:height="1.673cm" svg:x="12cm" svg:y="3.53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63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20" draw:layer="layout" svg:width="2.623cm" svg:height="0.962cm" svg:x="12.001cm" svg:y="2.733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4" draw:text-style-name="P2" draw:layer="layout" svg:width="1.797cm" svg:height="2.625cm" draw:transform="rotate (-1.03899450371222) translate (12.2071721481644cm 6.70243242694862cm)" svg:viewBox="0 0 1798 2626" svg:d="M1563 0c819 482-702 3067-1563 2561">
          <text:p/>
        </draw:path>
        <draw:path draw:style-name="gr54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5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6" draw:text-style-name="P2" draw:layer="layout" svg:x1="7.832cm" svg:y1="7.921cm" svg:x2="7.332cm" svg:y2="8.334cm">
            <text:p/>
          </draw:line>
          <draw:line draw:style-name="gr56" draw:text-style-name="P2" draw:layer="layout" svg:x1="7.482cm" svg:y1="7.921cm" svg:x2="7.682cm" svg:y2="8.334cm">
            <text:p/>
          </draw:line>
        </draw:g>
        <draw:g>
          <draw:line draw:style-name="gr56" draw:text-style-name="P2" draw:layer="layout" svg:x1="12.672cm" svg:y1="5.672cm" svg:x2="12.172cm" svg:y2="6.085cm">
            <text:p/>
          </draw:line>
          <draw:line draw:style-name="gr56" draw:text-style-name="P2" draw:layer="layout" svg:x1="12.322cm" svg:y1="5.672cm" svg:x2="12.522cm" svg:y2="6.085cm">
            <text:p/>
          </draw:line>
        </draw:g>
        <draw:frame draw:style-name="gr65" draw:text-style-name="P19" draw:layer="layout" svg:width="8.74cm" svg:height="0.962cm" svg:x="13.707cm" svg:y="8.701cm">
          <draw:text-box>
            <text:p><text:span text:style-name="T14">Moving stored </text:span><text:span text:style-name="T15">key-value pair.</text:span></text:p>
          </draw:text-box>
        </draw:frame>
        <draw:frame draw:style-name="gr60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5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66" draw:text-style-name="P2" draw:layer="layout" svg:x1="9.665cm" svg:y1="5.644cm" svg:x2="10.688cm" svg:y2="5.644cm">
          <text:p/>
        </draw:line>
        <draw:line draw:style-name="gr66" draw:text-style-name="P2" draw:layer="layout" svg:x1="9.665cm" svg:y1="5.724cm" svg:x2="10.686cm" svg:y2="5.724cm">
          <text:p/>
        </draw:line>
        <draw:frame draw:style-name="gr41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66" draw:text-style-name="P2" draw:layer="layout" svg:x1="13.001cm" svg:y1="8.32cm" svg:x2="13.701cm" svg:y2="8.32cm">
          <text:p/>
        </draw:line>
        <draw:line draw:style-name="gr66" draw:text-style-name="P2" draw:layer="layout" svg:x1="13.001cm" svg:y1="8.4cm" svg:x2="13.701cm" svg:y2="8.4cm">
          <text:p/>
        </draw:line>
        <draw:path draw:style-name="gr42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1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67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" draw:layer="layout" svg:width="7.449cm" svg:height="0.962cm" svg:x="18.801cm" svg:y="2.764cm">
          <draw:text-box>
            <text:p><text:span text:style-name="T6">Insertion case04 (hard)</text:span></text:p>
          </draw:text-box>
        </draw:frame>
        <draw:frame draw:style-name="gr29" draw:text-style-name="P10" draw:layer="layout" svg:width="1.205cm" svg:height="0.962cm" svg:x="26.251cm" svg:y="2.8cm">
          <draw:text-box>
            <text:p><text:span text:style-name="T8">04</text:span></text:p>
          </draw:text-box>
        </draw:frame>
        <draw:g>
          <draw:line draw:style-name="gr56" draw:text-style-name="P2" draw:layer="layout" svg:x1="23.989cm" svg:y1="3.022cm" svg:x2="23.489cm" svg:y2="3.435cm">
            <text:p/>
          </draw:line>
          <draw:line draw:style-name="gr56" draw:text-style-name="P2" draw:layer="layout" svg:x1="23.639cm" svg:y1="3.022cm" svg:x2="23.839cm" svg:y2="3.435cm">
            <text:p/>
          </draw:line>
        </draw:g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5 (har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7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2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6.276cm" svg:height="1.673cm" svg:x="3cm" svg:y="3.529cm">
          <draw:text-box>
            <text:p><text:span text:style-name="T13">5 key-value pairs</text:span></text:p>
            <text:p><text:span text:style-name="T13">are already inserted.</text:span></text:p>
          </draw:text-box>
        </draw:frame>
        <draw:frame draw:style-name="gr60" draw:text-style-name="P18" draw:layer="layout" svg:width="2.623cm" svg:height="0.962cm" svg:x="3cm" svg:y="2.73cm">
          <draw:text-box>
            <text:p><text:span text:style-name="T12">Ope. 0.</text:span></text:p>
          </draw:text-box>
        </draw:frame>
        <draw:custom-shape draw:style-name="gr68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1" draw:text-style-name="P2" draw:layer="layout" svg:x1="8.501cm" svg:y1="9.494cm" svg:x2="8.501cm" svg:y2="9.494cm">
          <text:p/>
        </draw:line>
        <draw:frame draw:style-name="gr44" draw:text-style-name="P23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2" draw:text-style-name="P2" draw:layer="layout" svg:x1="7.002cm" svg:y1="8.001cm" svg:x2="5.002cm" svg:y2="8.001cm">
          <text:p/>
        </draw:line>
        <draw:frame draw:style-name="gr62" draw:text-style-name="P10" draw:layer="layout" svg:width="5.574cm" svg:height="1.673cm" svg:x="12cm" svg:y="3.532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69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20" draw:layer="layout" svg:width="2.623cm" svg:height="0.962cm" svg:x="12.001cm" svg:y="2.732cm">
          <draw:text-box>
            <text:p><text:span text:style-name="T8">Ope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0" draw:text-style-name="P2" draw:layer="layout" svg:x1="13cm" svg:y1="6cm" svg:x2="15cm" svg:y2="6cm">
          <text:p/>
        </draw:line>
        <draw:line draw:style-name="gr70" draw:text-style-name="P2" draw:layer="layout" svg:x1="16cm" svg:y1="8cm" svg:x2="14cm" svg:y2="8cm">
          <text:p/>
        </draw:line>
        <draw:path draw:style-name="gr71" draw:text-style-name="P2" draw:layer="layout" svg:width="5.499cm" svg:height="0.749cm" svg:x="10.5cm" svg:y="8.003cm" svg:viewBox="0 0 5500 750" svg:d="M5500 0c-500 1000-5000 1000-5500 0">
          <text:p/>
        </draw:path>
        <draw:path draw:style-name="gr72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4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6" draw:text-style-name="P2" draw:layer="layout" svg:x1="14.435cm" svg:y1="7.798cm" svg:x2="13.935cm" svg:y2="8.211cm">
            <text:p/>
          </draw:line>
          <draw:line draw:style-name="gr56" draw:text-style-name="P2" draw:layer="layout" svg:x1="14.085cm" svg:y1="7.798cm" svg:x2="14.285cm" svg:y2="8.211cm">
            <text:p/>
          </draw:line>
        </draw:g>
        <draw:g>
          <draw:line draw:style-name="gr56" draw:text-style-name="P2" draw:layer="layout" svg:x1="15.059cm" svg:y1="5.799cm" svg:x2="14.559cm" svg:y2="6.212cm">
            <text:p/>
          </draw:line>
          <draw:line draw:style-name="gr56" draw:text-style-name="P2" draw:layer="layout" svg:x1="14.709cm" svg:y1="5.799cm" svg:x2="14.909cm" svg:y2="6.212cm">
            <text:p/>
          </draw:line>
        </draw:g>
        <draw:path draw:style-name="gr54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5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6" draw:text-style-name="P2" draw:layer="layout" svg:x1="7.832cm" svg:y1="7.92cm" svg:x2="7.332cm" svg:y2="8.333cm">
            <text:p/>
          </draw:line>
          <draw:line draw:style-name="gr56" draw:text-style-name="P2" draw:layer="layout" svg:x1="7.482cm" svg:y1="7.92cm" svg:x2="7.682cm" svg:y2="8.333cm">
            <text:p/>
          </draw:line>
        </draw:g>
        <draw:g>
          <draw:line draw:style-name="gr56" draw:text-style-name="P2" draw:layer="layout" svg:x1="12.672cm" svg:y1="5.671cm" svg:x2="12.172cm" svg:y2="6.084cm">
            <text:p/>
          </draw:line>
          <draw:line draw:style-name="gr56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9" draw:layer="layout" svg:width="8.74cm" svg:height="0.962cm" svg:x="13.707cm" svg:y="8.701cm">
          <draw:text-box>
            <text:p><text:span text:style-name="T14">Moving stored </text:span><text:span text:style-name="T15">key-value pair.</text:span></text:p>
          </draw:text-box>
        </draw:frame>
        <draw:frame draw:style-name="gr60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1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1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2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67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66" draw:text-style-name="P2" draw:layer="layout" svg:x1="8.42cm" svg:y1="5.564cm" svg:x2="9.443cm" svg:y2="5.564cm">
          <text:p/>
        </draw:line>
        <draw:line draw:style-name="gr66" draw:text-style-name="P2" draw:layer="layout" svg:x1="8.42cm" svg:y1="5.644cm" svg:x2="9.441cm" svg:y2="5.644cm">
          <text:p/>
        </draw:line>
        <draw:frame draw:style-name="gr46" draw:text-style-name="P1" draw:layer="layout" svg:width="7.449cm" svg:height="0.962cm" svg:x="18.801cm" svg:y="2.76cm">
          <draw:text-box>
            <text:p><text:span text:style-name="T6">Insertion case05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8">07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6 (har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4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7" draw:layer="layout" svg:x1="4cm" svg:y1="6.001cm" svg:x2="6cm" svg:y2="6.001cm">
          <text:p/>
        </draw:line>
        <draw:line draw:style-name="gr49" draw:text-style-name="P17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2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6.276cm" svg:height="1.673cm" svg:x="3cm" svg:y="3.528cm">
          <draw:text-box>
            <text:p><text:span text:style-name="T13">5 key-value pairs</text:span></text:p>
            <text:p><text:span text:style-name="T13">are already inserted.</text:span></text:p>
          </draw:text-box>
        </draw:frame>
        <draw:frame draw:style-name="gr60" draw:text-style-name="P18" draw:layer="layout" svg:width="2.623cm" svg:height="0.962cm" svg:x="3cm" svg:y="2.729cm">
          <draw:text-box>
            <text:p><text:span text:style-name="T12">Ope. 0.</text:span></text:p>
          </draw:text-box>
        </draw:frame>
        <draw:custom-shape draw:style-name="gr73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path draw:style-name="gr54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1" draw:text-style-name="P2" draw:layer="layout" svg:x1="8.501cm" svg:y1="9.493cm" svg:x2="8.501cm" svg:y2="9.493cm">
          <text:p/>
        </draw:line>
        <draw:frame draw:style-name="gr44" draw:text-style-name="P19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5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6" draw:text-style-name="P2" draw:layer="layout" svg:x1="7.831cm" svg:y1="7.919cm" svg:x2="7.331cm" svg:y2="8.332cm">
            <text:p/>
          </draw:line>
          <draw:line draw:style-name="gr56" draw:text-style-name="P2" draw:layer="layout" svg:x1="7.481cm" svg:y1="7.919cm" svg:x2="7.681cm" svg:y2="8.332cm">
            <text:p/>
          </draw:line>
        </draw:g>
        <draw:g>
          <draw:line draw:style-name="gr56" draw:text-style-name="P2" draw:layer="layout" svg:x1="12.671cm" svg:y1="5.67cm" svg:x2="12.171cm" svg:y2="6.083cm">
            <text:p/>
          </draw:line>
          <draw:line draw:style-name="gr56" draw:text-style-name="P2" draw:layer="layout" svg:x1="12.321cm" svg:y1="5.67cm" svg:x2="12.521cm" svg:y2="6.083cm">
            <text:p/>
          </draw:line>
        </draw:g>
        <draw:line draw:style-name="gr74" draw:text-style-name="P2" draw:layer="layout" svg:x1="7.001cm" svg:y1="6cm" svg:x2="9.001cm" svg:y2="6cm">
          <text:p/>
        </draw:line>
        <draw:line draw:style-name="gr74" draw:text-style-name="P2" draw:layer="layout" svg:x1="13.002cm" svg:y1="8cm" svg:x2="11.002cm" svg:y2="8cm">
          <text:p/>
        </draw:line>
        <draw:line draw:style-name="gr70" draw:text-style-name="P2" draw:layer="layout" svg:x1="16cm" svg:y1="6.003cm" svg:x2="18cm" svg:y2="6.003cm">
          <text:p/>
        </draw:line>
        <draw:line draw:style-name="gr70" draw:text-style-name="P2" draw:layer="layout" svg:x1="19cm" svg:y1="8cm" svg:x2="17cm" svg:y2="8cm">
          <text:p/>
        </draw:line>
        <draw:frame draw:style-name="gr62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69" draw:text-style-name="P2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20" draw:layer="layout" svg:width="2.623cm" svg:height="0.962cm" svg:x="18.001cm" svg:y="2.731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6" draw:text-style-name="P2" draw:layer="layout" svg:x1="17.435cm" svg:y1="7.797cm" svg:x2="16.935cm" svg:y2="8.21cm">
            <text:p/>
          </draw:line>
          <draw:line draw:style-name="gr56" draw:text-style-name="P2" draw:layer="layout" svg:x1="17.085cm" svg:y1="7.797cm" svg:x2="17.285cm" svg:y2="8.21cm">
            <text:p/>
          </draw:line>
        </draw:g>
        <draw:g>
          <draw:line draw:style-name="gr56" draw:text-style-name="P2" draw:layer="layout" svg:x1="18.059cm" svg:y1="5.798cm" svg:x2="17.559cm" svg:y2="6.211cm">
            <text:p/>
          </draw:line>
          <draw:line draw:style-name="gr56" draw:text-style-name="P2" draw:layer="layout" svg:x1="17.709cm" svg:y1="5.798cm" svg:x2="17.909cm" svg:y2="6.211cm">
            <text:p/>
          </draw:line>
        </draw:g>
        <draw:path draw:style-name="gr64" draw:text-style-name="P2" draw:layer="layout" svg:width="4.704cm" svg:height="7.755cm" draw:transform="skewX (-5.10450223297533E-017) rotate (-1.03899450371222) translate (16.663910854cm 4.07935495565835cm)" svg:viewBox="0 0 4705 7756" svg:d="M4607 0c819 482-3745 8239-4607 7732">
          <text:p/>
        </draw:path>
        <draw:frame draw:style-name="gr65" draw:text-style-name="P19" draw:layer="layout" svg:width="8.74cm" svg:height="0.962cm" svg:x="13.707cm" svg:y="8.701cm">
          <draw:text-box>
            <text:p><text:span text:style-name="T14">Moving stored </text:span><text:span text:style-name="T15">key-value pair.</text:span></text:p>
          </draw:text-box>
        </draw:frame>
        <draw:frame draw:style-name="gr60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2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1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67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66" draw:text-style-name="P2" draw:layer="layout" svg:x1="8.419cm" svg:y1="5.563cm" svg:x2="9.442cm" svg:y2="5.563cm">
          <text:p/>
        </draw:line>
        <draw:line draw:style-name="gr66" draw:text-style-name="P2" draw:layer="layout" svg:x1="8.419cm" svg:y1="5.643cm" svg:x2="9.44cm" svg:y2="5.643cm">
          <text:p/>
        </draw:line>
        <draw:frame draw:style-name="gr46" draw:text-style-name="P1" draw:layer="layout" svg:width="7.449cm" svg:height="0.962cm" svg:x="18.802cm" svg:y="2.024cm">
          <draw:text-box>
            <text:p><text:span text:style-name="T6">Insertion case06 (hard)</text:span></text:p>
          </draw:text-box>
        </draw:frame>
        <draw:frame draw:style-name="gr29" draw:text-style-name="P10" draw:layer="layout" svg:width="1.205cm" svg:height="0.962cm" svg:x="26.251cm" svg:y="2cm">
          <draw:text-box>
            <text:p><text:span text:style-name="T8">05</text:span></text:p>
          </draw:text-box>
        </draw:frame>
        <draw:g>
          <draw:line draw:style-name="gr56" draw:text-style-name="P2" draw:layer="layout" svg:x1="23.989cm" svg:y1="2.323cm" svg:x2="23.489cm" svg:y2="2.736cm">
            <text:p/>
          </draw:line>
          <draw:line draw:style-name="gr56" draw:text-style-name="P2" draw:layer="layout" svg:x1="23.639cm" svg:y1="2.323cm" svg:x2="23.839cm" svg:y2="2.736cm">
            <text:p/>
          </draw:line>
        </draw:g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7 (har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5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66" draw:text-style-name="P2" draw:layer="layout" svg:x1="8.425cm" svg:y1="5.559cm" svg:x2="9.448cm" svg:y2="5.559cm">
          <text:p/>
        </draw:line>
        <draw:line draw:style-name="gr66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7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2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6.276cm" svg:height="1.673cm" svg:x="3cm" svg:y="3.528cm">
          <draw:text-box>
            <text:p><text:span text:style-name="T13">7 key-value pairs</text:span></text:p>
            <text:p><text:span text:style-name="T13">are already inserted.</text:span></text:p>
          </draw:text-box>
        </draw:frame>
        <draw:frame draw:style-name="gr60" draw:text-style-name="P18" draw:layer="layout" svg:width="2.623cm" svg:height="0.962cm" svg:x="3cm" svg:y="2.729cm">
          <draw:text-box>
            <text:p><text:span text:style-name="T12">Ope. 0.</text:span></text:p>
          </draw:text-box>
        </draw:frame>
        <draw:custom-shape draw:style-name="gr73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2" draw:layer="layout" svg:x1="10.001cm" svg:y1="7.993cm" svg:x2="8.001cm" svg:y2="7.993cm">
          <text:p/>
        </draw:line>
        <draw:line draw:style-name="gr74" draw:text-style-name="P2" draw:layer="layout" svg:x1="10.001cm" svg:y1="5.993cm" svg:x2="12.001cm" svg:y2="5.993cm">
          <text:p/>
        </draw:line>
        <draw:path draw:style-name="gr54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1" draw:text-style-name="P2" draw:layer="layout" svg:x1="8.501cm" svg:y1="9.493cm" svg:x2="8.501cm" svg:y2="9.493cm">
          <text:p/>
        </draw:line>
        <draw:frame draw:style-name="gr44" draw:text-style-name="P19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5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56" draw:text-style-name="P2" draw:layer="layout" svg:x1="7.831cm" svg:y1="7.919cm" svg:x2="7.331cm" svg:y2="8.332cm">
            <text:p/>
          </draw:line>
          <draw:line draw:style-name="gr56" draw:text-style-name="P2" draw:layer="layout" svg:x1="7.481cm" svg:y1="7.919cm" svg:x2="7.681cm" svg:y2="8.332cm">
            <text:p/>
          </draw:line>
        </draw:g>
        <draw:g>
          <draw:line draw:style-name="gr56" draw:text-style-name="P2" draw:layer="layout" svg:x1="12.671cm" svg:y1="5.67cm" svg:x2="12.171cm" svg:y2="6.083cm">
            <text:p/>
          </draw:line>
          <draw:line draw:style-name="gr56" draw:text-style-name="P2" draw:layer="layout" svg:x1="12.321cm" svg:y1="5.67cm" svg:x2="12.521cm" svg:y2="6.083cm">
            <text:p/>
          </draw:line>
        </draw:g>
        <draw:line draw:style-name="gr74" draw:text-style-name="P2" draw:layer="layout" svg:x1="7.001cm" svg:y1="6cm" svg:x2="9.001cm" svg:y2="6cm">
          <text:p/>
        </draw:line>
        <draw:line draw:style-name="gr74" draw:text-style-name="P2" draw:layer="layout" svg:x1="13.002cm" svg:y1="8cm" svg:x2="11.002cm" svg:y2="8cm">
          <text:p/>
        </draw:line>
        <draw:line draw:style-name="gr70" draw:text-style-name="P2" draw:layer="layout" svg:x1="16cm" svg:y1="6.003cm" svg:x2="18cm" svg:y2="6.003cm">
          <text:p/>
        </draw:line>
        <draw:line draw:style-name="gr70" draw:text-style-name="P2" draw:layer="layout" svg:x1="19cm" svg:y1="8cm" svg:x2="17cm" svg:y2="8cm">
          <text:p/>
        </draw:line>
        <draw:line draw:style-name="gr70" draw:text-style-name="P2" draw:layer="layout" svg:x1="19cm" svg:y1="6cm" svg:x2="21cm" svg:y2="6.003cm">
          <text:p/>
        </draw:line>
        <draw:line draw:style-name="gr70" draw:text-style-name="P2" draw:layer="layout" svg:x1="22cm" svg:y1="8.003cm" svg:x2="20cm" svg:y2="8.003cm">
          <text:p/>
        </draw:line>
        <draw:frame draw:style-name="gr62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5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16.5cm" svg:y="8.003cm" svg:viewBox="0 0 5500 750" svg:d="M5500 0c-500 1000-5000 1000-5500 0">
          <text:p/>
        </draw:path>
        <draw:frame draw:style-name="gr60" draw:text-style-name="P20" draw:layer="layout" svg:width="2.623cm" svg:height="0.962cm" svg:x="18.001cm" svg:y="2.731cm">
          <draw:text-box>
            <text:p><text:span text:style-name="T8">Ope. 2.</text:span></text:p>
          </draw:text-box>
        </draw:frame>
        <draw:path draw:style-name="gr72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6" draw:text-style-name="P2" draw:layer="layout" svg:x1="17.435cm" svg:y1="7.797cm" svg:x2="16.935cm" svg:y2="8.21cm">
            <text:p/>
          </draw:line>
          <draw:line draw:style-name="gr56" draw:text-style-name="P2" draw:layer="layout" svg:x1="17.085cm" svg:y1="7.797cm" svg:x2="17.285cm" svg:y2="8.21cm">
            <text:p/>
          </draw:line>
        </draw:g>
        <draw:g>
          <draw:line draw:style-name="gr56" draw:text-style-name="P2" draw:layer="layout" svg:x1="20.435cm" svg:y1="7.798cm" svg:x2="19.935cm" svg:y2="8.211cm">
            <text:p/>
          </draw:line>
          <draw:line draw:style-name="gr56" draw:text-style-name="P2" draw:layer="layout" svg:x1="20.085cm" svg:y1="7.798cm" svg:x2="20.285cm" svg:y2="8.211cm">
            <text:p/>
          </draw:line>
        </draw:g>
        <draw:g>
          <draw:line draw:style-name="gr56" draw:text-style-name="P2" draw:layer="layout" svg:x1="18.059cm" svg:y1="5.798cm" svg:x2="17.559cm" svg:y2="6.211cm">
            <text:p/>
          </draw:line>
          <draw:line draw:style-name="gr56" draw:text-style-name="P2" draw:layer="layout" svg:x1="17.709cm" svg:y1="5.798cm" svg:x2="17.909cm" svg:y2="6.211cm">
            <text:p/>
          </draw:line>
        </draw:g>
        <draw:g>
          <draw:line draw:style-name="gr56" draw:text-style-name="P2" draw:layer="layout" svg:x1="21.059cm" svg:y1="5.799cm" svg:x2="20.559cm" svg:y2="6.212cm">
            <text:p/>
          </draw:line>
          <draw:line draw:style-name="gr56" draw:text-style-name="P2" draw:layer="layout" svg:x1="20.709cm" svg:y1="5.799cm" svg:x2="20.909cm" svg:y2="6.212cm">
            <text:p/>
          </draw:line>
        </draw:g>
        <draw:path draw:style-name="gr64" draw:text-style-name="P2" draw:layer="layout" svg:width="4.704cm" svg:height="7.755cm" draw:transform="skewX (-5.10450223297533E-017) rotate (-1.03899450371222) translate (16.663910854cm 4.07935495565835cm)" svg:viewBox="0 0 4705 7756" svg:d="M4607 0c819 482-3745 8239-4607 7732">
          <text:p/>
        </draw:path>
        <draw:frame draw:style-name="gr65" draw:text-style-name="P19" draw:layer="layout" svg:width="8.74cm" svg:height="0.962cm" svg:x="13.707cm" svg:y="8.701cm">
          <draw:text-box>
            <text:p><text:span text:style-name="T14">Moving stored </text:span><text:span text:style-name="T15">key-value pair.</text:span></text:p>
          </draw:text-box>
        </draw:frame>
        <draw:frame draw:style-name="gr60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1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2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1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67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" draw:layer="layout" svg:width="7.449cm" svg:height="0.962cm" svg:x="18.802cm" svg:y="2.02cm">
          <draw:text-box>
            <text:p><text:span text:style-name="T6">Insertion case07 (hard)</text:span></text:p>
          </draw:text-box>
        </draw:frame>
        <draw:frame draw:style-name="gr29" draw:text-style-name="P10" draw:layer="layout" svg:width="1.205cm" svg:height="0.962cm" svg:x="26.251cm" svg:y="2cm">
          <draw:text-box>
            <text:p><text:span text:style-name="T8">08</text:span></text:p>
          </draw:text-box>
        </draw:frame>
        <draw:g>
          <draw:line draw:style-name="gr56" draw:text-style-name="P2" draw:layer="layout" svg:x1="23.989cm" svg:y1="2.323cm" svg:x2="23.489cm" svg:y2="2.736cm">
            <text:p/>
          </draw:line>
          <draw:line draw:style-name="gr56" draw:text-style-name="P2" draw:layer="layout" svg:x1="23.639cm" svg:y1="2.323cm" svg:x2="23.839cm" svg:y2="2.736cm">
            <text:p/>
          </draw:line>
        </draw:g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8 (har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4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1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0" draw:text-style-name="P2" draw:layer="layout" svg:x1="7cm" svg:y1="6cm" svg:x2="9cm" svg:y2="6cm">
          <text:p/>
        </draw:line>
        <draw:line draw:style-name="gr70" draw:text-style-name="P2" draw:layer="layout" svg:x1="10cm" svg:y1="8cm" svg:x2="8cm" svg:y2="8cm">
          <text:p/>
        </draw:line>
        <draw:line draw:style-name="gr70" draw:text-style-name="P2" draw:layer="layout" svg:x1="10cm" svg:y1="6cm" svg:x2="12cm" svg:y2="6cm">
          <text:p/>
        </draw:line>
        <draw:line draw:style-name="gr70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6.276cm" svg:height="1.673cm" svg:x="3cm" svg:y="3.527cm">
          <draw:text-box>
            <text:p><text:span text:style-name="T13">7 key-value pairs</text:span></text:p>
            <text:p><text:span text:style-name="T13">are already inserted.</text:span></text:p>
          </draw:text-box>
        </draw:frame>
        <draw:frame draw:style-name="gr62" draw:text-style-name="P10" draw:layer="layout" svg:width="5.574cm" svg:height="1.673cm" svg:x="9cm" svg:y="3.528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5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7.5cm" svg:y="8cm" svg:viewBox="0 0 5500 750" svg:d="M5500 0c-500 1000-5000 1000-5500 0">
          <text:p/>
        </draw:path>
        <draw:line draw:style-name="gr51" draw:text-style-name="P2" draw:layer="layout" svg:x1="17.5cm" svg:y1="9.5cm" svg:x2="17.5cm" svg:y2="9.5cm">
          <text:p/>
        </draw:line>
        <draw:path draw:style-name="gr64" draw:text-style-name="P2" draw:layer="layout" svg:width="4.628cm" svg:height="7.803cm" draw:transform="skewX (-5.15662617013172E-017) rotate (-1.03899450371222) translate (16.707616430811cm 4.1036412183519cm)" svg:viewBox="0 0 4629 7804" svg:d="M0 7782c819 482 5383-7275 4521-7782">
          <text:p/>
        </draw:path>
        <draw:frame draw:style-name="gr60" draw:text-style-name="P18" draw:layer="layout" svg:width="2.623cm" svg:height="0.962cm" svg:x="3cm" svg:y="2.728cm">
          <draw:text-box>
            <text:p><text:span text:style-name="T12">Ope. 0.</text:span></text:p>
          </draw:text-box>
        </draw:frame>
        <draw:frame draw:style-name="gr60" draw:text-style-name="P20" draw:layer="layout" svg:width="2.623cm" svg:height="0.962cm" svg:x="9.001cm" svg:y="2.728cm">
          <draw:text-box>
            <text:p><text:span text:style-name="T8">Ope. 2.</text:span></text:p>
          </draw:text-box>
        </draw:frame>
        <draw:frame draw:style-name="gr44" draw:text-style-name="P19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2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5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6" draw:text-style-name="P2" draw:layer="layout" svg:x1="8.435cm" svg:y1="7.794cm" svg:x2="7.935cm" svg:y2="8.207cm">
            <text:p/>
          </draw:line>
          <draw:line draw:style-name="gr76" draw:text-style-name="P2" draw:layer="layout" svg:x1="8.085cm" svg:y1="7.794cm" svg:x2="8.285cm" svg:y2="8.207cm">
            <text:p/>
          </draw:line>
        </draw:g>
        <draw:g>
          <draw:line draw:style-name="gr56" draw:text-style-name="P2" draw:layer="layout" svg:x1="11.435cm" svg:y1="7.795cm" svg:x2="10.935cm" svg:y2="8.208cm">
            <text:p/>
          </draw:line>
          <draw:line draw:style-name="gr56" draw:text-style-name="P2" draw:layer="layout" svg:x1="11.085cm" svg:y1="7.795cm" svg:x2="11.285cm" svg:y2="8.208cm">
            <text:p/>
          </draw:line>
        </draw:g>
        <draw:g>
          <draw:line draw:style-name="gr56" draw:text-style-name="P2" draw:layer="layout" svg:x1="9.059cm" svg:y1="5.795cm" svg:x2="8.559cm" svg:y2="6.208cm">
            <text:p/>
          </draw:line>
          <draw:line draw:style-name="gr56" draw:text-style-name="P2" draw:layer="layout" svg:x1="8.709cm" svg:y1="5.795cm" svg:x2="8.909cm" svg:y2="6.208cm">
            <text:p/>
          </draw:line>
        </draw:g>
        <draw:g>
          <draw:line draw:style-name="gr56" draw:text-style-name="P2" draw:layer="layout" svg:x1="12.059cm" svg:y1="5.796cm" svg:x2="11.559cm" svg:y2="6.209cm">
            <text:p/>
          </draw:line>
          <draw:line draw:style-name="gr56" draw:text-style-name="P2" draw:layer="layout" svg:x1="11.709cm" svg:y1="5.796cm" svg:x2="11.909cm" svg:y2="6.209cm">
            <text:p/>
          </draw:line>
        </draw:g>
        <draw:g>
          <draw:line draw:style-name="gr56" draw:text-style-name="P2" draw:layer="layout" svg:x1="16.83cm" svg:y1="7.926cm" svg:x2="16.33cm" svg:y2="8.339cm">
            <text:p/>
          </draw:line>
          <draw:line draw:style-name="gr56" draw:text-style-name="P2" draw:layer="layout" svg:x1="16.48cm" svg:y1="7.926cm" svg:x2="16.68cm" svg:y2="8.339cm">
            <text:p/>
          </draw:line>
        </draw:g>
        <draw:g>
          <draw:line draw:style-name="gr56" draw:text-style-name="P2" draw:layer="layout" svg:x1="21.67cm" svg:y1="5.677cm" svg:x2="21.17cm" svg:y2="6.09cm">
            <text:p/>
          </draw:line>
          <draw:line draw:style-name="gr56" draw:text-style-name="P2" draw:layer="layout" svg:x1="21.32cm" svg:y1="5.677cm" svg:x2="21.52cm" svg:y2="6.09cm">
            <text:p/>
          </draw:line>
        </draw:g>
        <draw:custom-shape draw:style-name="gr77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74" draw:text-style-name="P2" draw:layer="layout" svg:x1="16cm" svg:y1="6cm" svg:x2="18cm" svg:y2="6cm">
          <text:p/>
        </draw:line>
        <draw:line draw:style-name="gr74" draw:text-style-name="P2" draw:layer="layout" svg:x1="22.001cm" svg:y1="8cm" svg:x2="20.001cm" svg:y2="8cm">
          <text:p/>
        </draw:line>
        <draw:frame draw:style-name="gr65" draw:text-style-name="P19" draw:layer="layout" svg:width="8.74cm" svg:height="0.962cm" svg:x="13.707cm" svg:y="8.701cm">
          <draw:text-box>
            <text:p><text:span text:style-name="T14">Moving stored </text:span><text:span text:style-name="T15">key-value pair.</text:span></text:p>
          </draw:text-box>
        </draw:frame>
        <draw:frame draw:style-name="gr60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path draw:style-name="gr42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1" draw:text-style-name="P26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67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66" draw:text-style-name="P2" draw:layer="layout" svg:x1="17.418cm" svg:y1="5.562cm" svg:x2="18.441cm" svg:y2="5.562cm">
          <text:p/>
        </draw:line>
        <draw:line draw:style-name="gr66" draw:text-style-name="P2" draw:layer="layout" svg:x1="17.418cm" svg:y1="5.642cm" svg:x2="18.439cm" svg:y2="5.642cm">
          <text:p/>
        </draw:line>
        <draw:frame draw:style-name="gr46" draw:text-style-name="P1" draw:layer="layout" svg:width="7.449cm" svg:height="0.962cm" svg:x="18.802cm" svg:y="2.76cm">
          <draw:text-box>
            <text:p><text:span text:style-name="T6">Insertion case08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8">10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9 (har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4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0" draw:text-style-name="P2" draw:layer="layout" svg:x1="7cm" svg:y1="6.001cm" svg:x2="9cm" svg:y2="6.001cm">
          <text:p/>
        </draw:line>
        <draw:line draw:style-name="gr70" draw:text-style-name="P2" draw:layer="layout" svg:x1="10cm" svg:y1="8.001cm" svg:x2="8cm" svg:y2="8.001cm">
          <text:p/>
        </draw:line>
        <draw:line draw:style-name="gr74" draw:text-style-name="P2" draw:layer="layout" svg:x1="13cm" svg:y1="8.001cm" svg:x2="11cm" svg:y2="8.001cm">
          <text:p/>
        </draw:line>
        <draw:line draw:style-name="gr74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6.276cm" svg:height="1.673cm" svg:x="3cm" svg:y="3.528cm">
          <draw:text-box>
            <text:p><text:span text:style-name="T13">5 key-value paris</text:span></text:p>
            <text:p><text:span text:style-name="T13">are already inserted.</text:span></text:p>
          </draw:text-box>
        </draw:frame>
        <draw:frame draw:style-name="gr62" draw:text-style-name="P10" draw:layer="layout" svg:width="5.574cm" svg:height="1.673cm" svg:x="9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5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7.5cm" svg:y="8.001cm" svg:viewBox="0 0 5500 750" svg:d="M5500 0c-500 1000-5000 1000-5500 0">
          <text:p/>
        </draw:path>
        <draw:line draw:style-name="gr51" draw:text-style-name="P2" draw:layer="layout" svg:x1="17.5cm" svg:y1="9.501cm" svg:x2="17.5cm" svg:y2="9.501cm">
          <text:p/>
        </draw:line>
        <draw:path draw:style-name="gr78" draw:text-style-name="P2" draw:layer="layout" svg:width="1.732cm" svg:height="2.67cm" draw:transform="rotate (-1.03899450371222) translate (12.2508777249755cm 6.72671868964202cm)" svg:viewBox="0 0 1733 2671" svg:d="M0 2612c819 481 2339-2105 1477-2612">
          <text:p/>
        </draw:path>
        <draw:frame draw:style-name="gr65" draw:text-style-name="P19" draw:layer="layout" svg:width="8.74cm" svg:height="0.962cm" svg:x="13.706cm" svg:y="8.701cm">
          <draw:text-box>
            <text:p><text:span text:style-name="T14">Moving stored </text:span><text:span text:style-name="T15">key-value pair.</text:span></text:p>
          </draw:text-box>
        </draw:frame>
        <draw:frame draw:style-name="gr60" draw:text-style-name="P27" draw:layer="layout" svg:width="2.623cm" svg:height="0.962cm" svg:x="3cm" svg:y="2.729cm">
          <draw:text-box>
            <text:p><text:span text:style-name="T18">Ope. 0.</text:span></text:p>
          </draw:text-box>
        </draw:frame>
        <draw:frame draw:style-name="gr60" draw:text-style-name="P28" draw:layer="layout" svg:width="2.623cm" svg:height="0.962cm" svg:x="9.001cm" svg:y="2.729cm">
          <draw:text-box>
            <text:p><text:span text:style-name="T19">Ope. 2.</text:span></text:p>
          </draw:text-box>
        </draw:frame>
        <draw:frame draw:style-name="gr60" draw:text-style-name="P21" draw:layer="layout" svg:width="2.623cm" svg:height="0.962cm" svg:x="11.502cm" svg:y="8.696cm">
          <draw:text-box>
            <text:p><text:span text:style-name="T16">Ope. 1.</text:span></text:p>
          </draw:text-box>
        </draw:frame>
        <draw:frame draw:style-name="gr44" draw:text-style-name="P19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2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5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6" draw:text-style-name="P2" draw:layer="layout" svg:x1="8.435cm" svg:y1="7.795cm" svg:x2="7.935cm" svg:y2="8.208cm">
            <text:p/>
          </draw:line>
          <draw:line draw:style-name="gr76" draw:text-style-name="P2" draw:layer="layout" svg:x1="8.085cm" svg:y1="7.795cm" svg:x2="8.285cm" svg:y2="8.208cm">
            <text:p/>
          </draw:line>
        </draw:g>
        <draw:g>
          <draw:line draw:style-name="gr56" draw:text-style-name="P2" draw:layer="layout" svg:x1="9.059cm" svg:y1="5.796cm" svg:x2="8.559cm" svg:y2="6.209cm">
            <text:p/>
          </draw:line>
          <draw:line draw:style-name="gr56" draw:text-style-name="P2" draw:layer="layout" svg:x1="8.709cm" svg:y1="5.796cm" svg:x2="8.909cm" svg:y2="6.209cm">
            <text:p/>
          </draw:line>
        </draw:g>
        <draw:g>
          <draw:line draw:style-name="gr56" draw:text-style-name="P2" draw:layer="layout" svg:x1="10.83cm" svg:y1="7.927cm" svg:x2="10.33cm" svg:y2="8.34cm">
            <text:p/>
          </draw:line>
          <draw:line draw:style-name="gr56" draw:text-style-name="P2" draw:layer="layout" svg:x1="10.48cm" svg:y1="7.927cm" svg:x2="10.68cm" svg:y2="8.34cm">
            <text:p/>
          </draw:line>
        </draw:g>
        <draw:g>
          <draw:line draw:style-name="gr56" draw:text-style-name="P2" draw:layer="layout" svg:x1="15.67cm" svg:y1="5.678cm" svg:x2="15.17cm" svg:y2="6.091cm">
            <text:p/>
          </draw:line>
          <draw:line draw:style-name="gr56" draw:text-style-name="P2" draw:layer="layout" svg:x1="15.32cm" svg:y1="5.678cm" svg:x2="15.52cm" svg:y2="6.091cm">
            <text:p/>
          </draw:line>
        </draw:g>
        <draw:custom-shape draw:style-name="gr79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74" draw:text-style-name="P2" draw:layer="layout" svg:x1="10cm" svg:y1="6.001cm" svg:x2="12cm" svg:y2="6.001cm">
          <text:p/>
        </draw:line>
        <draw:line draw:style-name="gr74" draw:text-style-name="P2" draw:layer="layout" svg:x1="16.001cm" svg:y1="8.001cm" svg:x2="14.001cm" svg:y2="8.001cm">
          <text:p/>
        </draw:line>
        <draw:frame draw:style-name="gr41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2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1" draw:text-style-name="P26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67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66" draw:text-style-name="P2" draw:layer="layout" svg:x1="13.12cm" svg:y1="5.563cm" svg:x2="14.143cm" svg:y2="5.563cm">
          <text:p/>
        </draw:line>
        <draw:line draw:style-name="gr66" draw:text-style-name="P2" draw:layer="layout" svg:x1="13.12cm" svg:y1="5.643cm" svg:x2="14.141cm" svg:y2="5.643cm">
          <text:p/>
        </draw:line>
        <draw:frame draw:style-name="gr46" draw:text-style-name="P1" draw:layer="layout" svg:width="7.449cm" svg:height="0.962cm" svg:x="18.802cm" svg:y="2.76cm">
          <draw:text-box>
            <text:p><text:span text:style-name="T6">Insertion case09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8">09</text:span></text:p>
          </draw:text-box>
        </draw:fram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0 (har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66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1" draw:text-style-name="P29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77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0" draw:text-style-name="P2" draw:layer="layout" svg:x1="7.001cm" svg:y1="6.001cm" svg:x2="9.001cm" svg:y2="6.001cm">
          <text:p/>
        </draw:line>
        <draw:line draw:style-name="gr70" draw:text-style-name="P2" draw:layer="layout" svg:x1="10.001cm" svg:y1="8.001cm" svg:x2="8.001cm" svg:y2="8.001cm">
          <text:p/>
        </draw:line>
        <draw:line draw:style-name="gr70" draw:text-style-name="P2" draw:layer="layout" svg:x1="10.001cm" svg:y1="6.001cm" svg:x2="12.001cm" svg:y2="6.001cm">
          <text:p/>
        </draw:line>
        <draw:line draw:style-name="gr70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74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6.276cm" svg:height="1.673cm" svg:x="3.001cm" svg:y="3.528cm">
          <draw:text-box>
            <text:p><text:span text:style-name="T13">5 key-value pairs</text:span></text:p>
            <text:p><text:span text:style-name="T13">are already inserted.</text:span></text:p>
          </draw:text-box>
        </draw:frame>
        <draw:frame draw:style-name="gr62" draw:text-style-name="P10" draw:layer="layout" svg:width="5.574cm" svg:height="1.673cm" svg:x="9.001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0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7.501cm" svg:y="8.001cm" svg:viewBox="0 0 5500 750" svg:d="M5500 0c-500 1000-5000 1000-5500 0">
          <text:p/>
        </draw:path>
        <draw:line draw:style-name="gr51" draw:text-style-name="P2" draw:layer="layout" svg:x1="17.501cm" svg:y1="9.501cm" svg:x2="17.501cm" svg:y2="9.501cm">
          <text:p/>
        </draw:line>
        <draw:path draw:style-name="gr64" draw:text-style-name="P2" draw:layer="layout" svg:width="4.628cm" svg:height="7.803cm" draw:transform="skewX (-5.15662617013172E-017) rotate (-1.03899450371222) translate (16.708616430811cm 4.1046412183519cm)" svg:viewBox="0 0 4629 7804" svg:d="M0 7782c819 482 5383-7275 4521-7782">
          <text:p/>
        </draw:path>
        <draw:frame draw:style-name="gr60" draw:text-style-name="P18" draw:layer="layout" svg:width="2.623cm" svg:height="0.962cm" svg:x="3.001cm" svg:y="2.729cm">
          <draw:text-box>
            <text:p><text:span text:style-name="T12">Ope. 0.</text:span></text:p>
          </draw:text-box>
        </draw:frame>
        <draw:frame draw:style-name="gr60" draw:text-style-name="P20" draw:layer="layout" svg:width="2.623cm" svg:height="0.962cm" svg:x="9.002cm" svg:y="2.729cm">
          <draw:text-box>
            <text:p><text:span text:style-name="T8">Ope. 2.</text:span></text:p>
          </draw:text-box>
        </draw:frame>
        <draw:frame draw:style-name="gr44" draw:text-style-name="P19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2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6" draw:text-style-name="P2" draw:layer="layout" svg:x1="8.436cm" svg:y1="7.795cm" svg:x2="7.936cm" svg:y2="8.208cm">
            <text:p/>
          </draw:line>
          <draw:line draw:style-name="gr76" draw:text-style-name="P2" draw:layer="layout" svg:x1="8.086cm" svg:y1="7.795cm" svg:x2="8.286cm" svg:y2="8.208cm">
            <text:p/>
          </draw:line>
        </draw:g>
        <draw:g>
          <draw:line draw:style-name="gr56" draw:text-style-name="P2" draw:layer="layout" svg:x1="11.436cm" svg:y1="7.796cm" svg:x2="10.936cm" svg:y2="8.209cm">
            <text:p/>
          </draw:line>
          <draw:line draw:style-name="gr56" draw:text-style-name="P2" draw:layer="layout" svg:x1="11.086cm" svg:y1="7.796cm" svg:x2="11.286cm" svg:y2="8.209cm">
            <text:p/>
          </draw:line>
        </draw:g>
        <draw:g>
          <draw:line draw:style-name="gr56" draw:text-style-name="P2" draw:layer="layout" svg:x1="9.06cm" svg:y1="5.796cm" svg:x2="8.56cm" svg:y2="6.209cm">
            <text:p/>
          </draw:line>
          <draw:line draw:style-name="gr56" draw:text-style-name="P2" draw:layer="layout" svg:x1="8.71cm" svg:y1="5.796cm" svg:x2="8.91cm" svg:y2="6.209cm">
            <text:p/>
          </draw:line>
        </draw:g>
        <draw:g>
          <draw:line draw:style-name="gr56" draw:text-style-name="P2" draw:layer="layout" svg:x1="12.06cm" svg:y1="5.797cm" svg:x2="11.56cm" svg:y2="6.21cm">
            <text:p/>
          </draw:line>
          <draw:line draw:style-name="gr56" draw:text-style-name="P2" draw:layer="layout" svg:x1="11.71cm" svg:y1="5.797cm" svg:x2="11.91cm" svg:y2="6.21cm">
            <text:p/>
          </draw:line>
        </draw:g>
        <draw:line draw:style-name="gr74" draw:text-style-name="P2" draw:layer="layout" svg:x1="16.001cm" svg:y1="6.001cm" svg:x2="18.001cm" svg:y2="6.001cm">
          <text:p/>
        </draw:line>
        <draw:frame draw:style-name="gr65" draw:text-style-name="P19" draw:layer="layout" svg:width="8.74cm" svg:height="0.962cm" svg:x="13.708cm" svg:y="8.702cm">
          <draw:text-box>
            <text:p><text:span text:style-name="T14">Moving stored </text:span><text:span text:style-name="T15">key-value pair.</text:span></text:p>
          </draw:text-box>
        </draw:frame>
        <draw:frame draw:style-name="gr60" draw:text-style-name="P21" draw:layer="layout" svg:width="2.623cm" svg:height="0.962cm" svg:x="11.504cm" svg:y="8.697cm">
          <draw:text-box>
            <text:p><text:span text:style-name="T16">Ope. 1.</text:span></text:p>
          </draw:text-box>
        </draw:frame>
        <draw:line draw:style-name="gr74" draw:text-style-name="P2" draw:layer="layout" svg:x1="16.001cm" svg:y1="6.001cm" svg:x2="18.001cm" svg:y2="6.001cm">
          <text:p/>
        </draw:line>
        <draw:frame draw:style-name="gr45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66" draw:text-style-name="P2" draw:layer="layout" svg:x1="17.419cm" svg:y1="5.563cm" svg:x2="18.442cm" svg:y2="5.563cm">
          <text:p/>
        </draw:line>
        <draw:line draw:style-name="gr66" draw:text-style-name="P2" draw:layer="layout" svg:x1="17.419cm" svg:y1="5.643cm" svg:x2="18.44cm" svg:y2="5.643cm">
          <text:p/>
        </draw:line>
        <draw:path draw:style-name="gr42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1" draw:text-style-name="P26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67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1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66" draw:text-style-name="P2" draw:layer="layout" svg:x1="16.001cm" svg:y1="8.32cm" svg:x2="16.701cm" svg:y2="8.32cm">
          <text:p/>
        </draw:line>
        <draw:line draw:style-name="gr66" draw:text-style-name="P2" draw:layer="layout" svg:x1="16.001cm" svg:y1="8.4cm" svg:x2="16.701cm" svg:y2="8.4cm">
          <text:p/>
        </draw:line>
        <draw:frame draw:style-name="gr46" draw:text-style-name="P1" draw:layer="layout" svg:width="7.449cm" svg:height="0.962cm" svg:x="18.802cm" svg:y="2.76cm">
          <draw:text-box>
            <text:p><text:span text:style-name="T6">Insertion case10 (hard)</text:span></text:p>
          </draw:text-box>
        </draw:frame>
        <draw:frame draw:style-name="gr29" draw:text-style-name="P10" draw:layer="layout" svg:width="1.205cm" svg:height="0.962cm" svg:x="26.252cm" svg:y="2.7cm">
          <draw:text-box>
            <text:p><text:span text:style-name="T8">11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1 (har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66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1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0" draw:text-style-name="P2" draw:layer="layout" svg:x1="7cm" svg:y1="6.002cm" svg:x2="9cm" svg:y2="6.002cm">
          <text:p/>
        </draw:line>
        <draw:line draw:style-name="gr70" draw:text-style-name="P2" draw:layer="layout" svg:x1="10cm" svg:y1="8.002cm" svg:x2="8cm" svg:y2="8.002cm">
          <text:p/>
        </draw:line>
        <draw:line draw:style-name="gr74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9" draw:text-style-name="P16" draw:layer="layout" svg:width="6.276cm" svg:height="1.673cm" svg:x="3cm" svg:y="3.529cm">
          <draw:text-box>
            <text:p><text:span text:style-name="T13">3 key-value pairs</text:span></text:p>
            <text:p><text:span text:style-name="T13">are already inserted.</text:span></text:p>
          </draw:text-box>
        </draw:frame>
        <draw:frame draw:style-name="gr62" draw:text-style-name="P10" draw:layer="layout" svg:width="5.574cm" svg:height="1.673cm" svg:x="9cm" svg:y="3.5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0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1" draw:text-style-name="P2" draw:layer="layout" svg:width="5.499cm" svg:height="0.749cm" svg:x="7.5cm" svg:y="8.002cm" svg:viewBox="0 0 5500 750" svg:d="M5500 0c-500 1000-5000 1000-5500 0">
          <text:p/>
        </draw:path>
        <draw:line draw:style-name="gr51" draw:text-style-name="P2" draw:layer="layout" svg:x1="17.5cm" svg:y1="9.502cm" svg:x2="17.5cm" svg:y2="9.502cm">
          <text:p/>
        </draw:line>
        <draw:path draw:style-name="gr78" draw:text-style-name="P2" draw:layer="layout" svg:width="1.732cm" svg:height="2.67cm" draw:transform="rotate (-1.03899450371222) translate (12.2508777249755cm 6.72771868964202cm)" svg:viewBox="0 0 1733 2671" svg:d="M0 2612c819 481 2339-2105 1477-2612">
          <text:p/>
        </draw:path>
        <draw:frame draw:style-name="gr65" draw:text-style-name="P19" draw:layer="layout" svg:width="8.74cm" svg:height="0.962cm" svg:x="13.706cm" svg:y="8.702cm">
          <draw:text-box>
            <text:p><text:span text:style-name="T14">Moving stored </text:span><text:span text:style-name="T15">key-value pair.</text:span></text:p>
          </draw:text-box>
        </draw:frame>
        <draw:frame draw:style-name="gr60" draw:text-style-name="P27" draw:layer="layout" svg:width="2.623cm" svg:height="0.962cm" svg:x="3cm" svg:y="2.73cm">
          <draw:text-box>
            <text:p><text:span text:style-name="T18">Ope. 0.</text:span></text:p>
          </draw:text-box>
        </draw:frame>
        <draw:frame draw:style-name="gr60" draw:text-style-name="P28" draw:layer="layout" svg:width="2.623cm" svg:height="0.962cm" svg:x="9.001cm" svg:y="2.73cm">
          <draw:text-box>
            <text:p><text:span text:style-name="T19">Ope. 2.</text:span></text:p>
          </draw:text-box>
        </draw:frame>
        <draw:frame draw:style-name="gr60" draw:text-style-name="P21" draw:layer="layout" svg:width="2.623cm" svg:height="0.962cm" svg:x="11.502cm" svg:y="8.697cm">
          <draw:text-box>
            <text:p><text:span text:style-name="T16">Ope. 1.</text:span></text:p>
          </draw:text-box>
        </draw:frame>
        <draw:frame draw:style-name="gr44" draw:text-style-name="P19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2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6" draw:text-style-name="P2" draw:layer="layout" svg:x1="8.435cm" svg:y1="7.796cm" svg:x2="7.935cm" svg:y2="8.209cm">
            <text:p/>
          </draw:line>
          <draw:line draw:style-name="gr76" draw:text-style-name="P2" draw:layer="layout" svg:x1="8.085cm" svg:y1="7.796cm" svg:x2="8.285cm" svg:y2="8.209cm">
            <text:p/>
          </draw:line>
        </draw:g>
        <draw:g>
          <draw:line draw:style-name="gr56" draw:text-style-name="P2" draw:layer="layout" svg:x1="9.059cm" svg:y1="5.797cm" svg:x2="8.559cm" svg:y2="6.21cm">
            <text:p/>
          </draw:line>
          <draw:line draw:style-name="gr56" draw:text-style-name="P2" draw:layer="layout" svg:x1="8.709cm" svg:y1="5.797cm" svg:x2="8.909cm" svg:y2="6.21cm">
            <text:p/>
          </draw:line>
        </draw:g>
        <draw:custom-shape draw:style-name="gr68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74" draw:text-style-name="P2" draw:layer="layout" svg:x1="10cm" svg:y1="6.002cm" svg:x2="12cm" svg:y2="6.002cm">
          <text:p/>
        </draw:line>
        <draw:frame draw:style-name="gr41" draw:text-style-name="P29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2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1" draw:text-style-name="P26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67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cm" svg:y="6.198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66" draw:text-style-name="P2" draw:layer="layout" svg:x1="13.12cm" svg:y1="5.564cm" svg:x2="14.143cm" svg:y2="5.564cm">
          <text:p/>
        </draw:line>
        <draw:line draw:style-name="gr66" draw:text-style-name="P2" draw:layer="layout" svg:x1="13.12cm" svg:y1="5.644cm" svg:x2="14.141cm" svg:y2="5.644cm">
          <text:p/>
        </draw:line>
        <draw:frame draw:style-name="gr46" draw:text-style-name="P1" draw:layer="layout" svg:width="7.449cm" svg:height="0.962cm" svg:x="18.802cm" svg:y="2.76cm">
          <draw:text-box>
            <text:p><text:span text:style-name="T6">Insertion case11 (hard)</text:span></text:p>
          </draw:text-box>
        </draw:frame>
        <draw:frame draw:style-name="gr29" draw:text-style-name="P10" draw:layer="layout" svg:width="1.205cm" svg:height="0.962cm" svg:x="26.251cm" svg:y="2.7cm">
          <draw:text-box>
            <text:p><text:span text:style-name="T8">06</text:span></text:p>
          </draw:text-box>
        </draw:frame>
        <draw:g>
          <draw:line draw:style-name="gr56" draw:text-style-name="P2" draw:layer="layout" svg:x1="23.989cm" svg:y1="3.023cm" svg:x2="23.489cm" svg:y2="3.436cm">
            <text:p/>
          </draw:line>
          <draw:line draw:style-name="gr56" draw:text-style-name="P2" draw:layer="layout" svg:x1="23.639cm" svg:y1="3.023cm" svg:x2="23.839cm" svg:y2="3.436cm">
            <text:p/>
          </draw:line>
        </draw:g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age for splitting.</text:span></text:p>
          </draw:text-box>
        </draw:frame>
        <draw:custom-shape draw:style-name="gr81" draw:text-style-name="P30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1’</text:span><text:span text:style-name="T7">.</text:span></text:p>
          </draw:text-box>
        </draw:frame>
      </draw:page>
      <draw:page draw:name="page26" draw:style-name="dp1" draw:master-page-name="標準">
        <draw:custom-shape draw:style-name="gr5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1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42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67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1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1.501cm" svg:height="0.662cm" svg:x="5.024cm" svg:y="6.003cm">
          <draw:text-box>
            <text:p text:style-name="P11"><text:span text:style-name="T10">empty</text:span></text:p>
          </draw:text-box>
        </draw:frame>
        <draw:frame draw:style-name="gr83" draw:text-style-name="P16" draw:layer="layout" svg:width="2.085cm" svg:height="1.673cm" svg:x="2.955cm" svg:y="6.668cm">
          <draw:text-box>
            <text:p><text:span text:style-name="T13">elem-</text:span></text:p>
            <text:p><text:span text:style-name="T13">ent01</text:span></text:p>
          </draw:text-box>
        </draw:frame>
        <draw:g>
          <draw:line draw:style-name="gr56" draw:text-style-name="P2" draw:layer="layout" svg:x1="5.199cm" svg:y1="6.64cm" svg:x2="2.849cm" svg:y2="8.353cm">
            <text:p/>
          </draw:line>
          <draw:line draw:style-name="gr56" draw:text-style-name="P2" draw:layer="layout" svg:x1="3.554cm" svg:y1="6.64cm" svg:x2="4.494cm" svg:y2="8.353cm">
            <text:p/>
          </draw:line>
        </draw:g>
        <draw:line draw:style-name="gr42" draw:text-style-name="P2" draw:layer="layout" svg:x1="3.305cm" svg:y1="8.821cm" svg:x2="4.005cm" svg:y2="8.821cm">
          <text:p/>
        </draw:line>
        <draw:line draw:style-name="gr42" draw:text-style-name="P2" draw:layer="layout" svg:x1="3.305cm" svg:y1="8.901cm" svg:x2="4.005cm" svg:y2="8.901cm">
          <text:p/>
        </draw:line>
        <draw:custom-shape draw:style-name="gr4" draw:text-style-name="P15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4" draw:text-style-name="P16" draw:layer="layout" svg:width="12.766cm" svg:height="0.962cm" svg:x="3cm" svg:y="4.533cm">
          <draw:text-box>
            <text:p><text:span text:style-name="T12">Ope. 0.</text:span><text:span text:style-name="T13"> 1 key-value pair is already inserted.</text:span></text:p>
          </draw:text-box>
        </draw:frame>
        <draw:frame draw:style-name="gr39" draw:text-style-name="P10" draw:layer="layout" svg:width="12.131cm" svg:height="0.962cm" svg:x="3.001cm" svg:y="3.03cm">
          <draw:text-box>
            <text:p><text:span text:style-name="T8">Ope. 1.</text:span><text:span text:style-name="T9"> Deletion of element01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6">Deletion case01</text:span></text:p>
          </draw:text-box>
        </draw:fram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2’</text:span><text:span text:style-name="T7">.</text:span></text:p>
          </draw:text-box>
        </draw:frame>
      </draw:page>
      <draw:page draw:name="page28" draw:style-name="dp1" draw:master-page-name="標準">
        <draw:path draw:style-name="gr42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1" draw:text-style-name="P14" draw:layer="layout" svg:width="1.095cm" svg:height="0.662cm" svg:x="3.11cm" svg:y="8.501cm">
          <draw:text-box>
            <text:p text:style-name="P11"><text:span text:style-name="T11">first</text:span></text:p>
          </draw:text-box>
        </draw:frame>
        <draw:path draw:style-name="gr42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2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8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2cm" svg:x2="6cm" svg:y2="6.502cm">
          <text:p/>
        </draw:line>
        <draw:line draw:style-name="gr49" draw:text-style-name="P2" draw:layer="layout" svg:x1="7cm" svg:y1="8.502cm" svg:x2="5cm" svg:y2="8.502cm">
          <text:p/>
        </draw:line>
        <draw:line draw:style-name="gr70" draw:text-style-name="P2" draw:layer="layout" svg:x1="7cm" svg:y1="6.502cm" svg:x2="9cm" svg:y2="6.502cm">
          <text:p/>
        </draw:line>
        <draw:line draw:style-name="gr70" draw:text-style-name="P2" draw:layer="layout" svg:x1="10cm" svg:y1="8.502cm" svg:x2="8cm" svg:y2="8.502cm">
          <text:p/>
        </draw:line>
        <draw:g>
          <draw:line draw:style-name="gr76" draw:text-style-name="P2" draw:layer="layout" svg:x1="8.435cm" svg:y1="8.296cm" svg:x2="7.935cm" svg:y2="8.709cm">
            <text:p/>
          </draw:line>
          <draw:line draw:style-name="gr76" draw:text-style-name="P2" draw:layer="layout" svg:x1="8.085cm" svg:y1="8.296cm" svg:x2="8.285cm" svg:y2="8.709cm">
            <text:p/>
          </draw:line>
        </draw:g>
        <draw:g>
          <draw:line draw:style-name="gr56" draw:text-style-name="P2" draw:layer="layout" svg:x1="9.059cm" svg:y1="6.297cm" svg:x2="8.559cm" svg:y2="6.71cm">
            <text:p/>
          </draw:line>
          <draw:line draw:style-name="gr56" draw:text-style-name="P2" draw:layer="layout" svg:x1="8.709cm" svg:y1="6.297cm" svg:x2="8.909cm" svg:y2="6.71cm">
            <text:p/>
          </draw:line>
        </draw:g>
        <draw:custom-shape draw:style-name="gr5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6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3" draw:text-style-name="P16" draw:layer="layout" svg:width="2.085cm" svg:height="1.673cm" svg:x="2.958cm" svg:y="6.667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86" draw:text-style-name="P31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1.501cm" svg:height="0.662cm" svg:x="11.025cm" svg:y="6cm">
          <draw:text-box>
            <text:p text:style-name="P11"><text:span text:style-name="T10">empty</text:span></text:p>
          </draw:text-box>
        </draw:frame>
        <draw:frame draw:style-name="gr41" draw:text-style-name="P14" draw:layer="layout" svg:width="1.095cm" svg:height="0.662cm" svg:x="9.815cm" svg:y="8.5cm">
          <draw:text-box>
            <text:p text:style-name="P11"><text:span text:style-name="T11">last</text:span></text:p>
          </draw:text-box>
        </draw:frame>
        <draw:line draw:style-name="gr42" draw:text-style-name="P2" draw:layer="layout" svg:x1="10.002cm" svg:y1="8.82cm" svg:x2="10.702cm" svg:y2="8.82cm">
          <text:p/>
        </draw:line>
        <draw:line draw:style-name="gr42" draw:text-style-name="P2" draw:layer="layout" svg:x1="10.002cm" svg:y1="8.9cm" svg:x2="10.702cm" svg:y2="8.9cm">
          <text:p/>
        </draw:line>
        <draw:frame draw:style-name="gr83" draw:text-style-name="P16" draw:layer="layout" svg:width="2.085cm" svg:height="1.673cm" svg:x="8.956cm" svg:y="6.665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56" draw:text-style-name="P2" draw:layer="layout" svg:x1="11.2cm" svg:y1="6.637cm" svg:x2="8.85cm" svg:y2="8.35cm">
            <text:p/>
          </draw:line>
          <draw:line draw:style-name="gr56" draw:text-style-name="P2" draw:layer="layout" svg:x1="9.555cm" svg:y1="6.637cm" svg:x2="10.495cm" svg:y2="8.35cm">
            <text:p/>
          </draw:line>
        </draw:g>
        <draw:frame draw:style-name="gr41" draw:text-style-name="P12" draw:layer="layout" svg:width="1.095cm" svg:height="0.662cm" svg:x="6.816cm" svg:y="8.5cm">
          <draw:text-box>
            <text:p text:style-name="P11"><text:span text:style-name="T10">last</text:span></text:p>
          </draw:text-box>
        </draw:frame>
        <draw:path draw:style-name="gr42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1" draw:text-style-name="P14" draw:layer="layout" svg:width="1.095cm" svg:height="0.662cm" svg:x="9.816cm" svg:y="8.5cm">
          <draw:text-box>
            <text:p text:style-name="P11"><text:span text:style-name="T11">last</text:span></text:p>
          </draw:text-box>
        </draw:frame>
        <draw:line draw:style-name="gr42" draw:text-style-name="P2" draw:layer="layout" svg:x1="10.003cm" svg:y1="8.82cm" svg:x2="10.703cm" svg:y2="8.82cm">
          <text:p/>
        </draw:line>
        <draw:line draw:style-name="gr42" draw:text-style-name="P2" draw:layer="layout" svg:x1="10.003cm" svg:y1="8.9cm" svg:x2="10.703cm" svg:y2="8.9cm">
          <text:p/>
        </draw:line>
        <draw:custom-shape draw:style-name="gr4" draw:text-style-name="P15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13.541cm" svg:height="0.962cm" svg:x="3cm" svg:y="4.534cm">
          <draw:text-box>
            <text:p><text:span text:style-name="T12">Ope. 0.</text:span><text:span text:style-name="T13"> 3 key-value pairs are already inserted.</text:span></text:p>
          </draw:text-box>
        </draw:frame>
        <draw:frame draw:style-name="gr39" draw:text-style-name="P10" draw:layer="layout" svg:width="12.131cm" svg:height="0.962cm" svg:x="3.001cm" svg:y="3.031cm">
          <draw:text-box>
            <text:p><text:span text:style-name="T8">Ope. 1.</text:span><text:span text:style-name="T9"> Deletion of element03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5" draw:text-style-name="P1" draw:layer="layout" svg:width="5.294cm" svg:height="0.962cm" svg:x="20.956cm" svg:y="3cm">
          <draw:text-box>
            <text:p><text:span text:style-name="T6">Deletion case02</text:span></text:p>
          </draw:text-box>
        </draw:frame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3’</text:span><text:span text:style-name="T7">.</text:span></text:p>
          </draw:text-box>
        </draw:frame>
      </draw:page>
      <draw:page draw:name="page30" draw:style-name="dp1" draw:master-page-name="標準">
        <draw:path draw:style-name="gr66" draw:text-style-name="P2" draw:layer="layout" svg:width="0.729cm" svg:height="0.587cm" draw:transform="rotate (-2.03453030904979) translate (8.0571068454727cm 8.210592052557cm)" svg:viewBox="0 0 730 588" svg:d="M59 588c-223-448 224-671 671-560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1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66" draw:text-style-name="P2" draw:layer="layout" svg:width="1.363cm" svg:height="0.344cm" draw:transform="rotate (-2.03453030904979) translate (11.25cm 6.351cm)" svg:viewBox="0 0 1364 345" svg:d="M1364 156c0 0-1029 515-1364-156">
          <text:p/>
        </draw:path>
        <draw:custom-shape draw:style-name="gr48" draw:text-style-name="P13" draw:layer="layout" svg:width="2cm" svg:height="2cm" svg:x="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3cm" svg:x2="6cm" svg:y2="6.503cm">
          <text:p/>
        </draw:line>
        <draw:line draw:style-name="gr49" draw:text-style-name="P2" draw:layer="layout" svg:x1="7cm" svg:y1="8.503cm" svg:x2="5cm" svg:y2="8.503cm">
          <text:p/>
        </draw:line>
        <draw:line draw:style-name="gr70" draw:text-style-name="P2" draw:layer="layout" svg:x1="7cm" svg:y1="6.503cm" svg:x2="9cm" svg:y2="6.503cm">
          <text:p/>
        </draw:line>
        <draw:line draw:style-name="gr70" draw:text-style-name="P2" draw:layer="layout" svg:x1="10cm" svg:y1="8.503cm" svg:x2="8cm" svg:y2="8.503cm">
          <text:p/>
        </draw:line>
        <draw:g>
          <draw:line draw:style-name="gr88" draw:text-style-name="P2" draw:layer="layout" svg:x1="8.435cm" svg:y1="8.297cm" svg:x2="7.935cm" svg:y2="8.71cm">
            <text:p/>
          </draw:line>
          <draw:line draw:style-name="gr88" draw:text-style-name="P2" draw:layer="layout" svg:x1="8.085cm" svg:y1="8.297cm" svg:x2="8.285cm" svg:y2="8.71cm">
            <text:p/>
          </draw:line>
        </draw:g>
        <draw:g>
          <draw:line draw:style-name="gr89" draw:text-style-name="P2" draw:layer="layout" svg:x1="9.059cm" svg:y1="6.298cm" svg:x2="8.559cm" svg:y2="6.711cm">
            <text:p/>
          </draw:line>
          <draw:line draw:style-name="gr89" draw:text-style-name="P2" draw:layer="layout" svg:x1="8.709cm" svg:y1="6.298cm" svg:x2="8.909cm" svg:y2="6.711cm">
            <text:p/>
          </draw:line>
        </draw:g>
        <draw:custom-shape draw:style-name="gr67" draw:text-style-name="P13" draw:layer="layout" svg:width="2cm" svg:height="2cm" svg:x="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3" draw:text-style-name="P16" draw:layer="layout" svg:width="2.085cm" svg:height="1.673cm" svg:x="2.958cm" svg:y="6.668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0" draw:text-style-name="P31" draw:layer="layout" svg:width="2cm" svg:height="2cm" svg:x="9.0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501cm" svg:height="0.662cm" svg:x="11.025cm" svg:y="6.001cm">
          <draw:text-box>
            <text:p text:style-name="P11"><text:span text:style-name="T20">empty</text:span></text:p>
          </draw:text-box>
        </draw:frame>
        <draw:frame draw:style-name="gr41" draw:text-style-name="P14" draw:layer="layout" svg:width="1.095cm" svg:height="0.662cm" svg:x="9.815cm" svg:y="8.501cm">
          <draw:text-box>
            <text:p text:style-name="P11"><text:span text:style-name="T11">last</text:span></text:p>
          </draw:text-box>
        </draw:frame>
        <draw:frame draw:style-name="gr83" draw:text-style-name="P16" draw:layer="layout" svg:width="2.085cm" svg:height="1.673cm" svg:x="8.956cm" svg:y="6.666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89" draw:text-style-name="P2" draw:layer="layout" svg:x1="11.2cm" svg:y1="6.638cm" svg:x2="8.85cm" svg:y2="8.351cm">
            <text:p/>
          </draw:line>
          <draw:line draw:style-name="gr89" draw:text-style-name="P2" draw:layer="layout" svg:x1="9.555cm" svg:y1="6.638cm" svg:x2="10.495cm" svg:y2="8.351cm">
            <text:p/>
          </draw:line>
        </draw:g>
        <draw:custom-shape draw:style-name="gr80" draw:text-style-name="P5" draw:layer="layout" svg:width="2.1cm" svg:height="2.1cm" svg:x="8.9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4" draw:text-style-name="P2" draw:layer="layout" svg:width="3.246cm" svg:height="5.169cm" draw:transform="rotate (-1.03899450371222) translate (8.42618811110825cm 5.89589666438521cm)" svg:viewBox="0 0 3247 5170" svg:d="M3110 0c818 482-2248 5643-3110 5135">
          <text:p/>
        </draw:path>
        <draw:line draw:style-name="gr56" draw:text-style-name="P2" draw:layer="layout" svg:x1="4.073cm" svg:y1="7.801cm" svg:x2="4.773cm" svg:y2="7.801cm">
          <text:p/>
        </draw:line>
        <draw:line draw:style-name="gr56" draw:text-style-name="P2" draw:layer="layout" svg:x1="4.073cm" svg:y1="7.926cm" svg:x2="4.773cm" svg:y2="7.926cm">
          <text:p/>
        </draw:line>
        <draw:frame draw:style-name="gr29" draw:text-style-name="P19" draw:layer="layout" svg:width="1.205cm" svg:height="0.962cm" svg:x="3.855cm" svg:y="7.879cm">
          <draw:text-box>
            <text:p><text:span text:style-name="T14">03</text:span></text:p>
          </draw:text-box>
        </draw:frame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13.541cm" svg:height="0.962cm" svg:x="3.001cm" svg:y="4.535cm">
          <draw:text-box>
            <text:p><text:span text:style-name="T12">Ope. 0.</text:span><text:span text:style-name="T13"> 3 key-value pairs are already inserted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1.</text:span><text:span text:style-name="T9"> Deletion of element0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9" draw:layer="layout" svg:width="1.095cm" svg:height="0.662cm" svg:x="6.816cm" svg:y="8.501cm">
          <draw:text-box>
            <text:p text:style-name="P11"><text:span text:style-name="T20">last</text:span></text:p>
          </draw:text-box>
        </draw:frame>
        <draw:line draw:style-name="gr51" draw:text-style-name="P2" draw:layer="layout" svg:x1="8.992cm" svg:y1="10.046cm" svg:x2="8.992cm" svg:y2="10.046cm">
          <text:p/>
        </draw:line>
        <draw:frame draw:style-name="gr91" draw:text-style-name="P19" draw:layer="layout" svg:width="6.314cm" svg:height="0.962cm" svg:x="5.198cm" svg:y="9.246cm">
          <draw:text-box>
            <text:p><text:span text:style-name="T14">Moving last element.</text:span></text:p>
          </draw:text-box>
        </draw:frame>
        <draw:frame draw:style-name="gr60" draw:text-style-name="P21" draw:layer="layout" svg:width="2.623cm" svg:height="0.962cm" svg:x="2.994cm" svg:y="9.241cm">
          <draw:text-box>
            <text:p><text:span text:style-name="T16">Ope. 2.</text:span></text:p>
          </draw:text-box>
        </draw:frame>
        <draw:line draw:style-name="gr51" draw:text-style-name="P2" draw:layer="layout" svg:x1="8.492cm" svg:y1="10.091cm" svg:x2="8.492cm" svg:y2="10.091cm">
          <text:p/>
        </draw:line>
        <draw:line draw:style-name="gr66" draw:text-style-name="P2" draw:layer="layout" svg:x1="10.002cm" svg:y1="8.819cm" svg:x2="10.702cm" svg:y2="8.819cm">
          <text:p/>
        </draw:line>
        <draw:line draw:style-name="gr66" draw:text-style-name="P2" draw:layer="layout" svg:x1="10.002cm" svg:y1="8.899cm" svg:x2="10.702cm" svg:y2="8.899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6">Deletion case03</text:span></text:p>
          </draw:text-box>
        </draw:fram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4’</text:span><text:span text:style-name="T7">.</text:span></text:p>
          </draw:text-box>
        </draw:frame>
      </draw:page>
      <draw:page draw:name="page32" draw:style-name="dp1" draw:master-page-name="標準">
        <draw:path draw:style-name="gr66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66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8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1cm" svg:x2="6cm" svg:y2="6.501cm">
          <text:p/>
        </draw:line>
        <draw:line draw:style-name="gr49" draw:text-style-name="P2" draw:layer="layout" svg:x1="7cm" svg:y1="8.501cm" svg:x2="5cm" svg:y2="8.501cm">
          <text:p/>
        </draw:line>
        <draw:line draw:style-name="gr70" draw:text-style-name="P2" draw:layer="layout" svg:x1="7cm" svg:y1="6.501cm" svg:x2="9cm" svg:y2="6.501cm">
          <text:p/>
        </draw:line>
        <draw:line draw:style-name="gr70" draw:text-style-name="P2" draw:layer="layout" svg:x1="10cm" svg:y1="8.501cm" svg:x2="8cm" svg:y2="8.501cm">
          <text:p/>
        </draw:line>
        <draw:g>
          <draw:line draw:style-name="gr88" draw:text-style-name="P2" draw:layer="layout" svg:x1="8.435cm" svg:y1="8.295cm" svg:x2="7.935cm" svg:y2="8.708cm">
            <text:p/>
          </draw:line>
          <draw:line draw:style-name="gr88" draw:text-style-name="P2" draw:layer="layout" svg:x1="8.085cm" svg:y1="8.295cm" svg:x2="8.285cm" svg:y2="8.708cm">
            <text:p/>
          </draw:line>
        </draw:g>
        <draw:g>
          <draw:line draw:style-name="gr89" draw:text-style-name="P2" draw:layer="layout" svg:x1="9.059cm" svg:y1="6.296cm" svg:x2="8.559cm" svg:y2="6.709cm">
            <text:p/>
          </draw:line>
          <draw:line draw:style-name="gr89" draw:text-style-name="P2" draw:layer="layout" svg:x1="8.709cm" svg:y1="6.296cm" svg:x2="8.909cm" svg:y2="6.709cm">
            <text:p/>
          </draw:line>
        </draw:g>
        <draw:custom-shape draw:style-name="gr67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5.957cm" svg:y="6.665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3" draw:text-style-name="P16" draw:layer="layout" svg:width="2.085cm" svg:height="1.673cm" svg:x="2.958cm" svg:y="6.666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0" draw:text-style-name="P31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1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66" draw:text-style-name="P2" draw:layer="layout" svg:x1="10.002cm" svg:y1="8.819cm" svg:x2="10.702cm" svg:y2="8.819cm">
          <text:p/>
        </draw:line>
        <draw:line draw:style-name="gr66" draw:text-style-name="P2" draw:layer="layout" svg:x1="10.002cm" svg:y1="8.899cm" svg:x2="10.702cm" svg:y2="8.899cm">
          <text:p/>
        </draw:line>
        <draw:frame draw:style-name="gr83" draw:text-style-name="P16" draw:layer="layout" svg:width="2.085cm" svg:height="1.673cm" svg:x="8.956cm" svg:y="6.664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89" draw:text-style-name="P2" draw:layer="layout" svg:x1="11.2cm" svg:y1="6.636cm" svg:x2="8.85cm" svg:y2="8.349cm">
            <text:p/>
          </draw:line>
          <draw:line draw:style-name="gr89" draw:text-style-name="P2" draw:layer="layout" svg:x1="9.555cm" svg:y1="6.636cm" svg:x2="10.495cm" svg:y2="8.349cm">
            <text:p/>
          </draw:line>
        </draw:g>
        <draw:custom-shape draw:style-name="gr80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4" draw:text-style-name="P2" draw:layer="layout" svg:width="1.817cm" svg:height="2.616cm" draw:transform="rotate (-1.03899450371222) translate (9.19891139761066cm 7.20729255659778cm)" svg:viewBox="0 0 1818 2617" svg:d="M1586 0c819 482-724 3058-1586 2551">
          <text:p/>
        </draw:path>
        <draw:line draw:style-name="gr56" draw:text-style-name="P2" draw:layer="layout" svg:x1="7.073cm" svg:y1="7.799cm" svg:x2="7.773cm" svg:y2="7.799cm">
          <text:p/>
        </draw:line>
        <draw:line draw:style-name="gr56" draw:text-style-name="P2" draw:layer="layout" svg:x1="7.073cm" svg:y1="7.924cm" svg:x2="7.773cm" svg:y2="7.924cm">
          <text:p/>
        </draw:line>
        <draw:frame draw:style-name="gr29" draw:text-style-name="P19" draw:layer="layout" svg:width="1.205cm" svg:height="0.962cm" svg:x="6.855cm" svg:y="7.877cm">
          <draw:text-box>
            <text:p><text:span text:style-name="T14">03</text:span></text:p>
          </draw:text-box>
        </draw:frame>
        <draw:custom-shape draw:style-name="gr4" draw:text-style-name="P15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13.541cm" svg:height="0.962cm" svg:x="3.001cm" svg:y="4.565cm">
          <draw:text-box>
            <text:p><text:span text:style-name="T12">Ope. 0.</text:span><text:span text:style-name="T13"> 3 key-value pairs are already inserted.</text:span></text:p>
          </draw:text-box>
        </draw:frame>
        <draw:frame draw:style-name="gr39" draw:text-style-name="P10" draw:layer="layout" svg:width="12.131cm" svg:height="0.962cm" svg:x="3.002cm" svg:y="3.062cm">
          <draw:text-box>
            <text:p><text:span text:style-name="T8">Ope. 1.</text:span><text:span text:style-name="T9"> Deletion of element02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9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1" draw:text-style-name="P2" draw:layer="layout" svg:x1="8.992cm" svg:y1="10.047cm" svg:x2="8.992cm" svg:y2="10.047cm">
          <text:p/>
        </draw:line>
        <draw:frame draw:style-name="gr91" draw:text-style-name="P19" draw:layer="layout" svg:width="6.314cm" svg:height="0.962cm" svg:x="5.198cm" svg:y="9.247cm">
          <draw:text-box>
            <text:p><text:span text:style-name="T14">Moving last element.</text:span></text:p>
          </draw:text-box>
        </draw:frame>
        <draw:frame draw:style-name="gr60" draw:text-style-name="P21" draw:layer="layout" svg:width="2.623cm" svg:height="0.962cm" svg:x="2.994cm" svg:y="9.242cm">
          <draw:text-box>
            <text:p><text:span text:style-name="T16">Ope. 2.</text:span></text:p>
          </draw:text-box>
        </draw:frame>
        <draw:line draw:style-name="gr51" draw:text-style-name="P2" draw:layer="layout" svg:x1="8.492cm" svg:y1="10.092cm" svg:x2="8.492cm" svg:y2="10.092cm">
          <text:p/>
        </draw:line>
        <draw:frame draw:style-name="gr85" draw:text-style-name="P1" draw:layer="layout" svg:width="5.294cm" svg:height="0.962cm" svg:x="20.956cm" svg:y="3cm">
          <draw:text-box>
            <text:p><text:span text:style-name="T6">Deletion case04</text:span></text:p>
          </draw:text-box>
        </draw:frame>
      </draw:page>
      <draw:page draw:name="page33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5’</text:span><text:span text:style-name="T7">.</text:span></text:p>
          </draw:text-box>
        </draw:frame>
      </draw:page>
      <draw:page draw:name="page34" draw:style-name="dp1" draw:master-page-name="標準">
        <draw:path draw:style-name="gr54" draw:text-style-name="P2" draw:layer="layout" svg:width="6.314cm" svg:height="3.466cm" draw:transform="skewX (0.530580092606276) rotate (0.669508301065025) translate (3.99134155471362cm 4.93807832200183cm)" svg:viewBox="0 0 6315 3467" svg:d="M0 54c735-475 5902 2319 6315 3413">
          <text:p/>
        </draw:path>
        <draw:path draw:style-name="gr55" draw:text-style-name="P2" draw:layer="layout" svg:width="5.499cm" svg:height="0.749cm" svg:x="4.5cm" svg:y="7cm" svg:viewBox="0 0 5500 750" svg:d="M5500 0c-500 1000-5000 1000-5500 0">
          <text:p/>
        </draw:path>
        <draw:g>
          <draw:line draw:style-name="gr89" draw:text-style-name="P2" draw:layer="layout" svg:x1="4.83cm" svg:y1="6.927cm" svg:x2="4.33cm" svg:y2="7.34cm">
            <text:p/>
          </draw:line>
          <draw:line draw:style-name="gr89" draw:text-style-name="P2" draw:layer="layout" svg:x1="4.48cm" svg:y1="6.927cm" svg:x2="4.68cm" svg:y2="7.34cm">
            <text:p/>
          </draw:line>
        </draw:g>
        <draw:g>
          <draw:line draw:style-name="gr89" draw:text-style-name="P2" draw:layer="layout" svg:x1="9.67cm" svg:y1="4.678cm" svg:x2="9.17cm" svg:y2="5.091cm">
            <text:p/>
          </draw:line>
          <draw:line draw:style-name="gr89" draw:text-style-name="P2" draw:layer="layout" svg:x1="9.32cm" svg:y1="4.678cm" svg:x2="9.52cm" svg:y2="5.091cm">
            <text:p/>
          </draw:line>
        </draw:g>
        <draw:path draw:style-name="gr66" draw:text-style-name="P2" draw:layer="layout" svg:width="0.871cm" svg:height="0.403cm" draw:transform="rotate (-2.03453030904979) translate (6.64006132105612cm 6.57004578312128cm)" svg:viewBox="0 0 872 404" svg:d="M0 157c224 447 671 223 872-157">
          <text:p/>
        </draw:path>
        <draw:custom-shape draw:style-name="gr92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7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66" draw:text-style-name="P2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43" draw:text-style-name="P13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cm" svg:y1="5.001cm" svg:x2="6cm" svg:y2="5.001cm">
          <text:p/>
        </draw:line>
        <draw:line draw:style-name="gr93" draw:text-style-name="P2" draw:layer="layout" svg:x1="7cm" svg:y1="7.001cm" svg:x2="5cm" svg:y2="7.001cm">
          <text:p/>
        </draw:line>
        <draw:custom-shape draw:style-name="gr67" draw:text-style-name="P13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9" draw:layer="layout" svg:width="2.085cm" svg:height="1.673cm" svg:x="5.957cm" svg:y="5.165cm">
          <draw:text-box>
            <text:p><text:span text:style-name="T14">elem-</text:span></text:p>
            <text:p><text:span text:style-name="T14">ent02</text:span></text:p>
          </draw:text-box>
        </draw:frame>
        <draw:frame draw:style-name="gr83" draw:text-style-name="P16" draw:layer="layout" svg:width="2.085cm" svg:height="1.673cm" svg:x="2.958cm" svg:y="5.166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0" draw:text-style-name="P31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501cm" svg:height="0.662cm" svg:x="11.025cm" svg:y="4.499cm">
          <draw:text-box>
            <text:p text:style-name="P11"><text:span text:style-name="T20">empty</text:span></text:p>
          </draw:text-box>
        </draw:frame>
        <draw:frame draw:style-name="gr41" draw:text-style-name="P14" draw:layer="layout" svg:width="1.095cm" svg:height="0.662cm" svg:x="9.815cm" svg:y="6.999cm">
          <draw:text-box>
            <text:p text:style-name="P11"><text:span text:style-name="T11">last</text:span></text:p>
          </draw:text-box>
        </draw:frame>
        <draw:line draw:style-name="gr66" draw:text-style-name="P2" draw:layer="layout" svg:x1="10.002cm" svg:y1="7.319cm" svg:x2="10.702cm" svg:y2="7.319cm">
          <text:p/>
        </draw:line>
        <draw:line draw:style-name="gr66" draw:text-style-name="P2" draw:layer="layout" svg:x1="10.002cm" svg:y1="7.399cm" svg:x2="10.702cm" svg:y2="7.399cm">
          <text:p/>
        </draw:line>
        <draw:frame draw:style-name="gr83" draw:text-style-name="P16" draw:layer="layout" svg:width="2.085cm" svg:height="1.673cm" svg:x="8.956cm" svg:y="5.164cm">
          <draw:text-box>
            <text:p><text:span text:style-name="T13">elem-</text:span></text:p>
            <text:p><text:span text:style-name="T13">ent02</text:span></text:p>
          </draw:text-box>
        </draw:frame>
        <draw:g>
          <draw:line draw:style-name="gr89" draw:text-style-name="P2" draw:layer="layout" svg:x1="11.2cm" svg:y1="5.136cm" svg:x2="8.85cm" svg:y2="6.849cm">
            <text:p/>
          </draw:line>
          <draw:line draw:style-name="gr89" draw:text-style-name="P2" draw:layer="layout" svg:x1="9.555cm" svg:y1="5.136cm" svg:x2="10.495cm" svg:y2="6.849cm">
            <text:p/>
          </draw:line>
        </draw:g>
        <draw:custom-shape draw:style-name="gr80" draw:text-style-name="P5" draw:layer="layout" svg:width="2.1cm" svg:height="2.1cm" svg:x="8.953cm" svg:y="4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4" draw:text-style-name="P2" draw:layer="layout" svg:width="1.817cm" svg:height="2.616cm" draw:transform="rotate (-1.03899450371222) translate (9.19891139761066cm 5.7072925565978cm)" svg:viewBox="0 0 1818 2617" svg:d="M1586 0c819 482-724 3058-1586 2551">
          <text:p/>
        </draw:path>
        <draw:custom-shape draw:style-name="gr4" draw:text-style-name="P15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13.541cm" svg:height="0.962cm" svg:x="3.001cm" svg:y="3.065cm">
          <draw:text-box>
            <text:p><text:span text:style-name="T12">Ope. 0.</text:span><text:span text:style-name="T13"> 2 key-value pairs are already inserted.</text:span></text:p>
          </draw:text-box>
        </draw:frame>
        <draw:frame draw:style-name="gr41" draw:text-style-name="P29" draw:layer="layout" svg:width="1.095cm" svg:height="0.662cm" svg:x="6.11cm" svg:y="7cm">
          <draw:text-box>
            <text:p text:style-name="P11"><text:span text:style-name="T20">last</text:span></text:p>
          </draw:text-box>
        </draw:frame>
        <draw:line draw:style-name="gr51" draw:text-style-name="P2" draw:layer="layout" svg:x1="8.992cm" svg:y1="8.547cm" svg:x2="8.992cm" svg:y2="8.547cm">
          <text:p/>
        </draw:line>
        <draw:frame draw:style-name="gr91" draw:text-style-name="P19" draw:layer="layout" svg:width="6.314cm" svg:height="0.962cm" svg:x="5.198cm" svg:y="7.747cm">
          <draw:text-box>
            <text:p><text:span text:style-name="T14">Moving last element.</text:span></text:p>
          </draw:text-box>
        </draw:frame>
        <draw:frame draw:style-name="gr60" draw:text-style-name="P21" draw:layer="layout" svg:width="2.623cm" svg:height="0.962cm" svg:x="2.994cm" svg:y="7.742cm">
          <draw:text-box>
            <text:p><text:span text:style-name="T16">Ope. 1.</text:span></text:p>
          </draw:text-box>
        </draw:frame>
        <draw:frame draw:style-name="gr85" draw:text-style-name="P1" draw:layer="layout" svg:width="5.294cm" svg:height="0.962cm" svg:x="20.956cm" svg:y="3cm">
          <draw:text-box>
            <text:p><text:span text:style-name="T6">Deletion case05</text:span></text:p>
          </draw:text-box>
        </draw:frame>
      </draw:page>
      <draw:page draw:name="page3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6’</text:span><text:span text:style-name="T7">.</text:span></text:p>
          </draw:text-box>
        </draw:frame>
      </draw:page>
      <draw:page draw:name="page36" draw:style-name="dp1" draw:master-page-name="標準">
        <draw:path draw:style-name="gr66" draw:text-style-name="P2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8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66" draw:text-style-name="P2" draw:layer="layout" svg:width="1.363cm" svg:height="0.344cm" draw:transform="rotate (-2.03453030904979) translate (14.75cm 6.351cm)" svg:viewBox="0 0 1364 345" svg:d="M1364 156c0 0-1029 515-1364-156">
          <text:p/>
        </draw:path>
        <draw:custom-shape draw:style-name="gr48" draw:text-style-name="P13" draw:layer="layout" svg:width="2cm" svg:height="2cm" svg:x="9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1" draw:layer="layout" svg:width="2cm" svg:height="2cm" svg:x="6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7.5cm" svg:y1="6.503cm" svg:x2="9.5cm" svg:y2="6.503cm">
          <text:p/>
        </draw:line>
        <draw:line draw:style-name="gr93" draw:text-style-name="P2" draw:layer="layout" svg:x1="10.5cm" svg:y1="8.503cm" svg:x2="8.5cm" svg:y2="8.503cm">
          <text:p/>
        </draw:line>
        <draw:line draw:style-name="gr70" draw:text-style-name="P2" draw:layer="layout" svg:x1="10.5cm" svg:y1="6.503cm" svg:x2="12.5cm" svg:y2="6.503cm">
          <text:p/>
        </draw:line>
        <draw:line draw:style-name="gr70" draw:text-style-name="P2" draw:layer="layout" svg:x1="13.5cm" svg:y1="8.503cm" svg:x2="11.5cm" svg:y2="8.503cm">
          <text:p/>
        </draw:line>
        <draw:g>
          <draw:line draw:style-name="gr88" draw:text-style-name="P2" draw:layer="layout" svg:x1="11.935cm" svg:y1="8.297cm" svg:x2="11.435cm" svg:y2="8.71cm">
            <text:p/>
          </draw:line>
          <draw:line draw:style-name="gr88" draw:text-style-name="P2" draw:layer="layout" svg:x1="11.585cm" svg:y1="8.297cm" svg:x2="11.785cm" svg:y2="8.71cm">
            <text:p/>
          </draw:line>
        </draw:g>
        <draw:g>
          <draw:line draw:style-name="gr89" draw:text-style-name="P2" draw:layer="layout" svg:x1="12.559cm" svg:y1="6.298cm" svg:x2="12.059cm" svg:y2="6.711cm">
            <text:p/>
          </draw:line>
          <draw:line draw:style-name="gr89" draw:text-style-name="P2" draw:layer="layout" svg:x1="12.209cm" svg:y1="6.298cm" svg:x2="12.409cm" svg:y2="6.711cm">
            <text:p/>
          </draw:line>
        </draw:g>
        <draw:custom-shape draw:style-name="gr67" draw:text-style-name="P13" draw:layer="layout" svg:width="2cm" svg:height="2cm" svg:x="12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6" draw:layer="layout" svg:width="2.085cm" svg:height="1.673cm" svg:x="9.457cm" svg:y="6.6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3" draw:text-style-name="P19" draw:layer="layout" svg:width="2.085cm" svg:height="1.673cm" svg:x="6.458cm" svg:y="6.668cm">
          <draw:text-box>
            <text:p><text:span text:style-name="T14">elem-</text:span></text:p>
            <text:p><text:span text:style-name="T14">ent03</text:span></text:p>
          </draw:text-box>
        </draw:frame>
        <draw:custom-shape draw:style-name="gr90" draw:text-style-name="P31" draw:layer="layout" svg:width="2cm" svg:height="2cm" svg:x="12.5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4" draw:layer="layout" svg:width="1.095cm" svg:height="0.662cm" svg:x="13.315cm" svg:y="8.501cm">
          <draw:text-box>
            <text:p text:style-name="P11"><text:span text:style-name="T11">last</text:span></text:p>
          </draw:text-box>
        </draw:frame>
        <draw:frame draw:style-name="gr83" draw:text-style-name="P16" draw:layer="layout" svg:width="2.085cm" svg:height="1.673cm" svg:x="12.456cm" svg:y="6.666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89" draw:text-style-name="P2" draw:layer="layout" svg:x1="14.7cm" svg:y1="6.638cm" svg:x2="12.35cm" svg:y2="8.351cm">
            <text:p/>
          </draw:line>
          <draw:line draw:style-name="gr89" draw:text-style-name="P2" draw:layer="layout" svg:x1="13.055cm" svg:y1="6.638cm" svg:x2="13.995cm" svg:y2="8.351cm">
            <text:p/>
          </draw:line>
        </draw:g>
        <draw:custom-shape draw:style-name="gr80" draw:text-style-name="P5" draw:layer="layout" svg:width="2.1cm" svg:height="2.1cm" svg:x="12.4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4" draw:text-style-name="P2" draw:layer="layout" svg:width="3.246cm" svg:height="5.169cm" draw:transform="rotate (-1.03899450371222) translate (11.9261881111081cm 5.89589666438521cm)" svg:viewBox="0 0 3247 5170" svg:d="M3110 0c818 482-2248 5643-3110 5135">
          <text:p/>
        </draw:path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13.541cm" svg:height="0.962cm" svg:x="3.001cm" svg:y="4.535cm">
          <draw:text-box>
            <text:p><text:span text:style-name="T12">Ope. 0.</text:span><text:span text:style-name="T13"> 3 key-value pairs are already inserted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1.</text:span><text:span text:style-name="T9"> Deletion of element0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9" draw:layer="layout" svg:width="1.095cm" svg:height="0.662cm" svg:x="10.316cm" svg:y="8.501cm">
          <draw:text-box>
            <text:p text:style-name="P11"><text:span text:style-name="T20">last</text:span></text:p>
          </draw:text-box>
        </draw:frame>
        <draw:line draw:style-name="gr51" draw:text-style-name="P2" draw:layer="layout" svg:x1="12.492cm" svg:y1="10.046cm" svg:x2="12.492cm" svg:y2="10.046cm">
          <text:p/>
        </draw:line>
        <draw:frame draw:style-name="gr91" draw:text-style-name="P19" draw:layer="layout" svg:width="6.314cm" svg:height="0.962cm" svg:x="8.698cm" svg:y="9.246cm">
          <draw:text-box>
            <text:p><text:span text:style-name="T14">Moving last element.</text:span></text:p>
          </draw:text-box>
        </draw:frame>
        <draw:frame draw:style-name="gr60" draw:text-style-name="P21" draw:layer="layout" svg:width="2.623cm" svg:height="0.962cm" svg:x="6.494cm" svg:y="9.241cm">
          <draw:text-box>
            <text:p><text:span text:style-name="T16">Ope. 2.</text:span></text:p>
          </draw:text-box>
        </draw:frame>
        <draw:line draw:style-name="gr51" draw:text-style-name="P2" draw:layer="layout" svg:x1="11.992cm" svg:y1="10.091cm" svg:x2="11.992cm" svg:y2="10.091cm">
          <text:p/>
        </draw:line>
        <draw:line draw:style-name="gr66" draw:text-style-name="P2" draw:layer="layout" svg:x1="13.502cm" svg:y1="8.819cm" svg:x2="14.202cm" svg:y2="8.819cm">
          <text:p/>
        </draw:line>
        <draw:line draw:style-name="gr66" draw:text-style-name="P2" draw:layer="layout" svg:x1="13.502cm" svg:y1="8.899cm" svg:x2="14.202cm" svg:y2="8.899cm">
          <text:p/>
        </draw:line>
        <draw:path draw:style-name="gr17" draw:text-style-name="P2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41" draw:text-style-name="P14" draw:layer="layout" svg:width="1.095cm" svg:height="0.662cm" svg:x="3.616cm" svg:y="8.498cm">
          <draw:text-box>
            <text:p text:style-name="P11"><text:span text:style-name="T11">first</text:span></text:p>
          </draw:text-box>
        </draw:frame>
        <draw:custom-shape draw:style-name="gr48" draw:text-style-name="P13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4.506cm" svg:y1="6.499cm" svg:x2="6.506cm" svg:y2="6.499cm">
          <text:p/>
        </draw:line>
        <draw:line draw:style-name="gr93" draw:text-style-name="P2" draw:layer="layout" svg:x1="7.506cm" svg:y1="8.499cm" svg:x2="5.506cm" svg:y2="8.499cm">
          <text:p/>
        </draw:line>
        <draw:frame draw:style-name="gr83" draw:text-style-name="P16" draw:layer="layout" svg:width="2.085cm" svg:height="1.673cm" svg:x="3.464cm" svg:y="6.664cm">
          <draw:text-box>
            <text:p><text:span text:style-name="T13">elem-</text:span></text:p>
            <text:p><text:span text:style-name="T13">ent01</text:span></text:p>
          </draw:text-box>
        </draw:frame>
        <draw:frame draw:style-name="gr45" draw:text-style-name="P29" draw:layer="layout" svg:width="1.501cm" svg:height="0.662cm" svg:x="14.525cm" svg:y="6cm">
          <draw:text-box>
            <text:p text:style-name="P11"><text:span text:style-name="T20">empty</text:span></text:p>
          </draw:text-box>
        </draw:frame>
        <draw:path draw:style-name="gr54" draw:text-style-name="P2" draw:layer="layout" svg:width="6.314cm" svg:height="3.466cm" draw:transform="skewX (0.530580092606276) rotate (0.669508301065025) translate (4.49134155471362cm 6.43907832200183cm)" svg:viewBox="0 0 6315 3467" svg:d="M0 54c735-475 5902 2319 6315 3413">
          <text:p/>
        </draw:path>
        <draw:path draw:style-name="gr55" draw:text-style-name="P2" draw:layer="layout" svg:width="5.499cm" svg:height="0.749cm" svg:x="5cm" svg:y="8.501cm" svg:viewBox="0 0 5500 750" svg:d="M5500 0c-500 1000-5000 1000-5500 0">
          <text:p/>
        </draw:path>
        <draw:g>
          <draw:line draw:style-name="gr89" draw:text-style-name="P2" draw:layer="layout" svg:x1="5.33cm" svg:y1="8.428cm" svg:x2="4.83cm" svg:y2="8.841cm">
            <text:p/>
          </draw:line>
          <draw:line draw:style-name="gr89" draw:text-style-name="P2" draw:layer="layout" svg:x1="4.98cm" svg:y1="8.428cm" svg:x2="5.18cm" svg:y2="8.841cm">
            <text:p/>
          </draw:line>
        </draw:g>
        <draw:g>
          <draw:line draw:style-name="gr89" draw:text-style-name="P2" draw:layer="layout" svg:x1="10.17cm" svg:y1="6.179cm" svg:x2="9.67cm" svg:y2="6.592cm">
            <text:p/>
          </draw:line>
          <draw:line draw:style-name="gr89" draw:text-style-name="P2" draw:layer="layout" svg:x1="9.82cm" svg:y1="6.179cm" svg:x2="10.02cm" svg:y2="6.592cm">
            <text:p/>
          </draw:line>
        </draw:g>
        <draw:frame draw:style-name="gr85" draw:text-style-name="P1" draw:layer="layout" svg:width="5.294cm" svg:height="0.962cm" svg:x="20.956cm" svg:y="3cm">
          <draw:text-box>
            <text:p><text:span text:style-name="T6">Deletion case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5T00:16:19.022397950</dc:date>
    <meta:editing-duration>PT20H27M20S</meta:editing-duration>
    <meta:editing-cycles>616</meta:editing-cycles>
    <meta:generator>LibreOffice/5.1.6.2$Linux_X86_64 LibreOffice_project/10m0$Build-2</meta:generator>
    <meta:document-statistic meta:object-count="856"/>
  </office:meta>
</office:document-meta>
</file>